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color="#000000" style:text-line-through-style="solid" style:text-line-through-type="single" style:font-name="Cambria" fo:font-size="12pt" style:font-name-asian="Cambria1" style:font-size-asian="12pt" style:font-name-complex="Cambria1" style:font-size-complex="12pt"/>
    </style:style>
    <style:style style:name="P2" style:family="paragraph" style:parent-style-name="Standard">
      <style:paragraph-properties>
        <style:tab-stops>
          <style:tab-stop style:position="6.4953in" style:type="right"/>
        </style:tab-stops>
      </style:paragraph-properties>
    </style:style>
    <style:style style:name="P3" style:family="paragraph" style:parent-style-name="Standard">
      <style:paragraph-properties fo:margin-left="0.6839in" fo:margin-right="0.0161in" fo:margin-top="0in" fo:margin-bottom="0.078in" loext:contextual-spacing="false" fo:line-height="112%" fo:text-align="start" style:justify-single-word="false" fo:keep-together="auto" fo:orphans="2" fo:widows="2" fo:text-indent="-0.0071in" style:auto-text-indent="false" fo:break-before="auto" fo:break-after="auto" fo:padding="0in" fo:border="none" fo:keep-with-next="auto">
        <style:tab-stops>
          <style:tab-stop style:position="6.4953in" style:type="right"/>
        </style:tab-stops>
      </style:paragraph-properties>
    </style:style>
    <style:style style:name="P4" style:family="paragraph" style:parent-style-name="Standard">
      <style:paragraph-properties fo:margin-left="0.6839in" fo:margin-right="0.0161in" fo:margin-top="0in" fo:margin-bottom="0.078in" loext:contextual-spacing="false" fo:line-height="112%" fo:text-align="start" style:justify-single-word="false" fo:keep-together="auto" fo:orphans="2" fo:widows="2" fo:text-indent="-0.0071in" style:auto-text-indent="false" fo:break-before="auto" fo:break-after="auto" fo:padding="0in" fo:border="none" fo:keep-with-next="auto">
        <style:tab-stops>
          <style:tab-stop style:position="6.4953in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0.6839in" fo:margin-right="0.0161in" fo:margin-top="0in" fo:margin-bottom="0.078in" loext:contextual-spacing="false" fo:line-height="112%" fo:text-align="start" style:justify-single-word="false" fo:keep-together="auto" fo:orphans="2" fo:widows="2" fo:text-indent="-0.0071in" style:auto-text-indent="false" fo:break-before="auto" fo:break-after="auto" fo:padding="0in" fo:border="none" fo:keep-with-next="auto">
        <style:tab-stops>
          <style:tab-stop style:position="6.4953in" style:type="right" style:leader-style="dotted" style:leader-text=".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P6" style:family="paragraph" style:parent-style-name="Standard">
      <style:paragraph-properties fo:margin-left="0.6839in" fo:margin-right="0.0161in" fo:margin-top="0in" fo:margin-bottom="0.078in" loext:contextual-spacing="false" fo:line-height="112%" fo:text-align="start" style:justify-single-word="false" fo:keep-together="auto" fo:orphans="2" fo:widows="2" fo:text-indent="-0.0071in" style:auto-text-indent="false" fo:break-before="auto" fo:break-after="auto" fo:padding="0in" fo:border="none" fo:keep-with-next="auto">
        <style:tab-stops>
          <style:tab-stop style:position="6.4953in" style:type="right" style:leader-style="dotted" style:leader-text="."/>
        </style:tab-stops>
      </style:paragraph-properties>
      <style:text-properties fo:font-variant="normal" fo:text-transform="none" fo:color="#000000" style:text-line-through-style="solid" style:text-line-through-type="singl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P7" style:family="paragraph" style:parent-style-name="Standard">
      <style:paragraph-properties fo:margin-left="0.6839in" fo:margin-right="0.0161in" fo:margin-top="0in" fo:margin-bottom="0.0772in" loext:contextual-spacing="false" fo:line-height="112%" fo:text-align="start" style:justify-single-word="false" fo:keep-together="auto" fo:orphans="2" fo:widows="2" fo:text-indent="-0.0071in" style:auto-text-indent="false" fo:break-before="auto" fo:break-after="auto" fo:padding="0in" fo:border="none" fo:keep-with-next="auto">
        <style:tab-stops>
          <style:tab-stop style:position="6.4953in" style:type="right"/>
        </style:tab-stops>
      </style:paragraph-properties>
    </style:style>
    <style:style style:name="P8" style:family="paragraph" style:parent-style-name="Standard">
      <style:paragraph-properties fo:margin-left="0.6839in" fo:margin-right="0.0161in" fo:margin-top="0in" fo:margin-bottom="0.0791in" loext:contextual-spacing="false" fo:line-height="112%" fo:text-align="start" style:justify-single-word="false" fo:keep-together="auto" fo:orphans="2" fo:widows="2" fo:text-indent="-0.0071in" style:auto-text-indent="false" fo:break-before="auto" fo:break-after="auto" fo:padding="0in" fo:border="none" fo:keep-with-next="auto">
        <style:tab-stops>
          <style:tab-stop style:position="6.4953in" style:type="right"/>
        </style:tab-stops>
      </style:paragraph-properties>
    </style:style>
    <style:style style:name="P9" style:family="paragraph" style:parent-style-name="Standard">
      <style:paragraph-properties fo:margin-left="0.6839in" fo:margin-right="0.0118in" fo:margin-top="0in" fo:margin-bottom="0.0772in" loext:contextual-spacing="false" fo:line-height="112%" fo:text-align="start" style:justify-single-word="false" fo:keep-together="auto" fo:orphans="2" fo:widows="2" fo:text-indent="-0.0071in" style:auto-text-indent="false" fo:break-before="auto" fo:break-after="auto" fo:padding="0in" fo:border="none" fo:keep-with-next="auto">
        <style:tab-stops>
          <style:tab-stop style:position="6.4953in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0.6839in" fo:margin-right="0.0118in" fo:margin-top="0in" fo:margin-bottom="0.0772in" loext:contextual-spacing="false" fo:line-height="112%" fo:text-align="start" style:justify-single-word="false" fo:keep-together="auto" fo:orphans="2" fo:widows="2" fo:text-indent="-0.0071in" style:auto-text-indent="false" fo:break-before="auto" fo:break-after="auto" fo:padding="0in" fo:border="none" fo:keep-with-next="auto">
        <style:tab-stops>
          <style:tab-stop style:position="6.4953in" style:type="right"/>
        </style:tab-stops>
      </style:paragraph-properties>
    </style:style>
    <style:style style:name="P11" style:family="paragraph" style:parent-style-name="Standard">
      <style:paragraph-properties fo:margin-left="0.6839in" fo:margin-right="0.0118in" fo:margin-top="0in" fo:margin-bottom="0.0791in" loext:contextual-spacing="false" fo:line-height="112%" fo:text-align="start" style:justify-single-word="false" fo:keep-together="auto" fo:orphans="2" fo:widows="2" fo:text-indent="-0.0071in" style:auto-text-indent="false" fo:break-before="auto" fo:break-after="auto" fo:padding="0in" fo:border="none" fo:keep-with-next="auto">
        <style:tab-stops>
          <style:tab-stop style:position="6.4953in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0in" fo:margin-right="0in" fo:margin-top="0in" fo:margin-bottom="0.0693in" loext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6.4953in" style:type="right" style:leader-style="dotted" style:leader-text=".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3" style:family="paragraph" style:parent-style-name="Standard">
      <style:paragraph-properties fo:margin-left="1.0693in" fo:margin-right="0in" fo:margin-top="0in" fo:margin-bottom="0.0693in" loext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6.4953in" style:type="right"/>
        </style:tab-stops>
      </style:paragraph-properties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1" style:master-page-name="Standard">
      <style:paragraph-properties style:page-number="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3" style:family="text">
      <style:text-properties fo:font-variant="normal" fo:text-transform="none" fo:color="#000000" style:text-line-through-style="solid" style:text-line-through-type="singl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T4" style:family="text">
      <style:text-properties fo:font-variant="normal" fo:text-transform="none" fo:color="#000000" style:text-line-through-style="solid" style:text-line-through-type="singl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fo:color="#000000" style:font-name="Cambria" fo:font-size="12pt" style:font-name-asian="Cambria1" style:font-size-asian="12pt" style:font-name-complex="Cambria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text:a xlink:type="simple" xlink:href="#_heading=h.gjdgxs" text:style-name="ListLabel_20_1" text:visited-style-name="ListLabel_20_1">1.1 Filesystem Configuration</text:a></text:h>
      <text:h text:style-name="Heading_20_2" text:outline-level="2"><text:a xlink:type="simple" xlink:href="#_heading=h.30j0zll" text:style-name="ListLabel_20_1" text:visited-style-name="ListLabel_20_1">1.1.1 Disable unused filesystems</text:a></text:h>
      <text:p text:style-name="P3"><text:a xlink:type="simple" xlink:href="#_heading=h.1fob9te" text:style-name="ListLabel_20_2" text:visited-style-name="ListLabel_20_2"><text:span text:style-name="T1">1.1.1.1 Ensure mounting of cramfs filesystems is disabled (Automated)</text:span></text:a><text:span text:style-name="T1"> </text:span></text:p>
      <text:p text:style-name="P3"><text:a xlink:type="simple" xlink:href="#_heading=h.3znysh7" text:style-name="ListLabel_20_2" text:visited-style-name="ListLabel_20_2"><text:span text:style-name="T1">1.1.1.2 Ensure mounting of freevxfs filesystems is disabled (Automated)</text:span></text:a><text:span text:style-name="T1"> </text:span></text:p>
      <text:p text:style-name="P3"><text:a xlink:type="simple" xlink:href="#_heading=h.2et92p0" text:style-name="ListLabel_20_2" text:visited-style-name="ListLabel_20_2"><text:span text:style-name="T1">1.1.1.3 Ensure mounting of jffs2 filesystems is disabled (Automated)</text:span></text:a><text:span text:style-name="T1"> </text:span></text:p>
      <text:p text:style-name="P3"><text:a xlink:type="simple" xlink:href="#_heading=h.tyjcwt" text:style-name="ListLabel_20_2" text:visited-style-name="ListLabel_20_2"><text:span text:style-name="T1">1.1.1.4 Ensure mounting of hfs filesystems is disabled (Automated)</text:span></text:a><text:span text:style-name="T1"> </text:span></text:p>
      <text:p text:style-name="P3"><text:a xlink:type="simple" xlink:href="#_heading=h.3dy6vkm" text:style-name="ListLabel_20_2" text:visited-style-name="ListLabel_20_2"><text:span text:style-name="T1">1.1.1.5 Ensure mounting of hfsplus filesystems is disabled (Automated)</text:span></text:a><text:span text:style-name="T1"> </text:span></text:p>
      <text:p text:style-name="P3"><text:a xlink:type="simple" xlink:href="#_heading=h.1t3h5sf" text:style-name="ListLabel_20_2" text:visited-style-name="ListLabel_20_2"><text:span text:style-name="T1">1.1.1.6 Ensure mounting of squashfs filesystems is disabled (Manual)</text:span></text:a><text:span text:style-name="T1"> </text:span></text:p>
      <text:p text:style-name="P3"><text:a xlink:type="simple" xlink:href="#_heading=h.4d34og8" text:style-name="ListLabel_20_3" text:visited-style-name="ListLabel_20_3"><text:span text:style-name="T3">1.1.1.7 Ensure mounting of udf filesystems is disabled (Automated)</text:span></text:a><text:span text:style-name="T3"> </text:span></text:p>
      <text:p text:style-name="P3"><text:a xlink:type="simple" xlink:href="#_heading=h.2s8eyo1" text:style-name="ListLabel_20_2" text:visited-style-name="ListLabel_20_2"><text:span text:style-name="T1">1.1.2 Ensure /tmp is configured (Automated)</text:span></text:a><text:span text:style-name="T1"> </text:span></text:p>
      <text:p text:style-name="P3"><text:a xlink:type="simple" xlink:href="#_heading=h.17dp8vu" text:style-name="ListLabel_20_2" text:visited-style-name="ListLabel_20_2"><text:span text:style-name="T1">1.1.3 Ensure nodev option set on /tmp partition (Automated)</text:span></text:a><text:span text:style-name="T1"> </text:span></text:p>
      <text:p text:style-name="P3"><text:a xlink:type="simple" xlink:href="#_heading=h.3rdcrjn" text:style-name="ListLabel_20_2" text:visited-style-name="ListLabel_20_2"><text:span text:style-name="T1">1.1.4 Ensure nosuid option set on /tmp partition (Automated)</text:span></text:a><text:span text:style-name="T1"> </text:span></text:p>
      <text:p text:style-name="P3"><text:a xlink:type="simple" xlink:href="#_heading=h.26in1rg" text:style-name="ListLabel_20_2" text:visited-style-name="ListLabel_20_2"><text:span text:style-name="T1">1.1.5 Ensure noexec option set on /tmp partition (Automated)</text:span></text:a><text:span text:style-name="T1"> </text:span></text:p>
      <text:p text:style-name="P3"><text:a xlink:type="simple" xlink:href="#_heading=h.lnxbz9" text:style-name="ListLabel_20_2" text:visited-style-name="ListLabel_20_2"><text:span text:style-name="T1">1.1.6 Ensure /dev/shm is configured (Automated)</text:span></text:a><text:span text:style-name="T1"> </text:span></text:p>
      <text:p text:style-name="P3"><text:a xlink:type="simple" xlink:href="#_heading=h.35nkun2" text:style-name="ListLabel_20_2" text:visited-style-name="ListLabel_20_2"><text:span text:style-name="T1">1.1.7 Ensure nodev option set on /dev/shm partition (Automated)</text:span></text:a><text:span text:style-name="T1"> </text:span></text:p>
      <text:p text:style-name="P3"><text:a xlink:type="simple" xlink:href="#_heading=h.1ksv4uv" text:style-name="ListLabel_20_2" text:visited-style-name="ListLabel_20_2"><text:span text:style-name="T1">1.1.8 Ensure nosuid option set on /dev/shm partition (Automated)</text:span></text:a><text:span text:style-name="T1"> </text:span></text:p>
      <text:p text:style-name="P3"><text:a xlink:type="simple" xlink:href="#_heading=h.44sinio" text:style-name="ListLabel_20_2" text:visited-style-name="ListLabel_20_2"><text:span text:style-name="T1">1.1.9 Ensure noexec option set on /dev/shm partition (Automated)</text:span></text:a><text:span text:style-name="T1"> </text:span></text:p>
      <text:p text:style-name="P3"><text:a xlink:type="simple" xlink:href="#_heading=h.2jxsxqh" text:style-name="ListLabel_20_2" text:visited-style-name="ListLabel_20_2"><text:span text:style-name="T1">1.1.10 Ensure separate partition exists for /var (Automated)</text:span></text:a><text:span text:style-name="T1"> </text:span></text:p>
      <text:p text:style-name="P3"><text:a xlink:type="simple" xlink:href="#_heading=h.z337ya" text:style-name="ListLabel_20_2" text:visited-style-name="ListLabel_20_2"><text:span text:style-name="T1">1.1.11 Ensure separate partition exists for /var/tmp (Automated)</text:span></text:a><text:span text:style-name="T1"> </text:span></text:p>
      <text:p text:style-name="P9"><text:a xlink:type="simple" xlink:href="#_heading=h.3j2qqm3" text:style-name="ListLabel_20_2" text:visited-style-name="ListLabel_20_2"><text:span text:style-name="T1">1.1.12 Ensure /var/tmp partition includes the nodev option (Automated)</text:span></text:a><text:span text:style-name="T1"> </text:span></text:p>
      <text:p text:style-name="P9"><text:soft-page-break/><text:a xlink:type="simple" xlink:href="#_heading=h.1y810tw" text:style-name="ListLabel_20_2" text:visited-style-name="ListLabel_20_2"><text:span text:style-name="T1">1.1.13 Ensure /var/tmp partition includes the nosuid option (Automated)</text:span></text:a><text:span text:style-name="T1"> </text:span></text:p>
      <text:p text:style-name="P9"><text:a xlink:type="simple" xlink:href="#_heading=h.4i7ojhp" text:style-name="ListLabel_20_2" text:visited-style-name="ListLabel_20_2"><text:span text:style-name="T1">1.1.14 Ensure /var/tmp partition includes the noexec option (Automated)</text:span></text:a><text:span text:style-name="T1"> </text:span></text:p>
      <text:p text:style-name="P9"><text:a xlink:type="simple" xlink:href="#_heading=h.2xcytpi" text:style-name="ListLabel_20_2" text:visited-style-name="ListLabel_20_2"><text:span text:style-name="T1">1.1.15 Ensure separate partition exists for /var/log (Automated)</text:span></text:a><text:span text:style-name="T1"> </text:span></text:p>
      <text:p text:style-name="P9"><text:a xlink:type="simple" xlink:href="#_heading=h.1ci93xb" text:style-name="ListLabel_20_2" text:visited-style-name="ListLabel_20_2"><text:span text:style-name="T1">1.1.16 Ensure separate partition exists for /var/log/audit (Automated)</text:span></text:a><text:span text:style-name="T1"> </text:span></text:p>
      <text:p text:style-name="P9"><text:a xlink:type="simple" xlink:href="#_heading=h.3whwml4" text:style-name="ListLabel_20_2" text:visited-style-name="ListLabel_20_2"><text:span text:style-name="T1">1.1.17 Ensure separate partition exists for /home (Automated)</text:span></text:a><text:span text:style-name="T1"> </text:span></text:p>
      <text:p text:style-name="P9"><text:a xlink:type="simple" xlink:href="#_heading=h.2bn6wsx" text:style-name="ListLabel_20_2" text:visited-style-name="ListLabel_20_2"><text:span text:style-name="T1">1.1.18 Ensure /home partition includes the nodev option (Automated)</text:span></text:a><text:span text:style-name="T1"> </text:span></text:p>
      <text:p text:style-name="P9"><text:a xlink:type="simple" xlink:href="#_heading=h.qsh70q" text:style-name="ListLabel_20_2" text:visited-style-name="ListLabel_20_2"><text:span text:style-name="T1">1.1.19 Ensure nodev option set on removable media partitions (Manual)</text:span></text:a><text:span text:style-name="T1"> </text:span></text:p>
      <text:p text:style-name="P9"><text:a xlink:type="simple" xlink:href="#_heading=h.3as4poj" text:style-name="ListLabel_20_2" text:visited-style-name="ListLabel_20_2"><text:span text:style-name="T1">1.1.20 Ensure nosuid option set on removable media partitions (Manual)</text:span></text:a><text:span text:style-name="T1"> </text:span></text:p>
      <text:p text:style-name="P9"><text:a xlink:type="simple" xlink:href="#_heading=h.1pxezwc" text:style-name="ListLabel_20_2" text:visited-style-name="ListLabel_20_2"><text:span text:style-name="T1">1.1.21 Ensure noexec option set on removable media partitions (Manual)</text:span></text:a><text:span text:style-name="T1"> </text:span></text:p>
      <text:p text:style-name="P9"><text:a xlink:type="simple" xlink:href="#_heading=h.49x2ik5" text:style-name="ListLabel_20_2" text:visited-style-name="ListLabel_20_2"><text:span text:style-name="T1">1.1.22 Ensure sticky bit is set on all world-writable directories (Automated)</text:span></text:a><text:span text:style-name="T1"> </text:span></text:p>
      <text:p text:style-name="P9"><text:a xlink:type="simple" xlink:href="#_heading=h.2p2csry" text:style-name="ListLabel_20_3" text:visited-style-name="ListLabel_20_3"><text:span text:style-name="T3">1.1.23 Disable Automounting (Automated)</text:span></text:a><text:span text:style-name="T3"> </text:span></text:p>
      <text:p text:style-name="P9"><text:a xlink:type="simple" xlink:href="#_heading=h.147n2zr" text:style-name="ListLabel_20_2" text:visited-style-name="ListLabel_20_2"><text:span text:style-name="T1">1.1.24 Disable USB Storage (Automated)</text:span></text:a><text:span text:style-name="T1"> </text:span></text:p>
      <text:h text:style-name="Heading_20_2" text:outline-level="2"><text:a xlink:type="simple" xlink:href="#_heading=h.3o7alnk" text:style-name="ListLabel_20_1" text:visited-style-name="ListLabel_20_1">1.2 Configure Software Updates</text:a></text:h>
      <text:p text:style-name="P9"><text:a xlink:type="simple" xlink:href="#_heading=h.23ckvvd" text:style-name="ListLabel_20_2" text:visited-style-name="ListLabel_20_2"><text:span text:style-name="T1">1.2.1 Ensure package manager repositories are configured (Manual)</text:span></text:a><text:span text:style-name="T1"> </text:span></text:p>
      <text:p text:style-name="P9"><text:a xlink:type="simple" xlink:href="#_heading=h.ihv636" text:style-name="ListLabel_20_2" text:visited-style-name="ListLabel_20_2"><text:span text:style-name="T1">1.2.2 Ensure GPG keys are configured (Manual)</text:span></text:a><text:span text:style-name="T1"> </text:span></text:p>
      <text:h text:style-name="Heading_20_2" text:outline-level="2"><text:a xlink:type="simple" xlink:href="#_heading=h.32hioqz" text:style-name="ListLabel_20_1" text:visited-style-name="ListLabel_20_1">1.3 Filesystem Integrity Checking</text:a></text:h>
      <text:p text:style-name="P9"><text:a xlink:type="simple" xlink:href="#_heading=h.1hmsyys" text:style-name="ListLabel_20_2" text:visited-style-name="ListLabel_20_2"><text:span text:style-name="T1">1.3.1 Ensure AIDE is installed (Automated)</text:span></text:a><text:span text:style-name="T1"> </text:span></text:p>
      <text:p text:style-name="P9"><text:a xlink:type="simple" xlink:href="#_heading=h.41mghml" text:style-name="ListLabel_20_2" text:visited-style-name="ListLabel_20_2"><text:span text:style-name="T1">1.3.2 Ensure filesystem integrity is regularly checked (Automated)</text:span></text:a><text:span text:style-name="T1"> </text:span></text:p>
      <text:h text:style-name="Heading_20_2" text:outline-level="2"><text:a xlink:type="simple" xlink:href="#_heading=h.2grqrue" text:style-name="ListLabel_20_1" text:visited-style-name="ListLabel_20_1">1.4 Secure Boot Settings</text:a></text:h>
      <text:p text:style-name="P9"><text:a xlink:type="simple" xlink:href="#_heading=h.vx1227" text:style-name="ListLabel_20_2" text:visited-style-name="ListLabel_20_2"><text:span text:style-name="T1">1.4.1 Ensure permissions on bootloader config are not overridden (Automated)</text:span></text:a><text:span text:style-name="T1"> </text:span></text:p>
      <text:p text:style-name="P9"><text:a xlink:type="simple" xlink:href="#_heading=h.3fwokq0" text:style-name="ListLabel_20_2" text:visited-style-name="ListLabel_20_2"><text:span text:style-name="T1">1.4.2 Ensure bootloader password is set (Automated)</text:span></text:a><text:span text:style-name="T1"> </text:span></text:p>
      <text:p text:style-name="P9"><text:soft-page-break/><text:a xlink:type="simple" xlink:href="#_heading=h.1v1yuxt" text:style-name="ListLabel_20_2" text:visited-style-name="ListLabel_20_2"><text:span text:style-name="T1">1.4.3 Ensure permissions on bootloader config are configured (Automated)</text:span></text:a></text:p>
      <text:p text:style-name="P9"><text:a xlink:type="simple" xlink:href="#_heading=h.4f1mdlm" text:style-name="ListLabel_20_2" text:visited-style-name="ListLabel_20_2"><text:span text:style-name="T1">1.4.4 Ensure authentication required for single user mode (Automated)</text:span></text:a><text:span text:style-name="T1"> </text:span></text:p>
      <text:h text:style-name="Heading_20_2" text:outline-level="2"><text:a xlink:type="simple" xlink:href="#_heading=h.2u6wntf" text:style-name="ListLabel_20_1" text:visited-style-name="ListLabel_20_1">1.5 Additional Process Hardening</text:a></text:h>
      <text:p text:style-name="P9"><text:a xlink:type="simple" xlink:href="#_heading=h.19c6y18" text:style-name="ListLabel_20_2" text:visited-style-name="ListLabel_20_2"><text:span text:style-name="T1">1.5.1 Ensure XD/NX support is enabled (Manual)</text:span></text:a><text:span text:style-name="T1"> </text:span></text:p>
      <text:p text:style-name="P9"><text:a xlink:type="simple" xlink:href="#_heading=h.3tbugp1" text:style-name="ListLabel_20_2" text:visited-style-name="ListLabel_20_2"><text:span text:style-name="T1">1.5.2 Ensure address space layout randomization (ASLR) is enabled (Automated) </text:span></text:a></text:p>
      <text:p text:style-name="P9"><text:a xlink:type="simple" xlink:href="#_heading=h.28h4qwu" text:style-name="ListLabel_20_2" text:visited-style-name="ListLabel_20_2"><text:span text:style-name="T1">1.5.3 Ensure prelink is not installed (Automated)</text:span></text:a><text:span text:style-name="T1"> </text:span></text:p>
      <text:p text:style-name="P9"><text:a xlink:type="simple" xlink:href="#_heading=h.nmf14n" text:style-name="ListLabel_20_2" text:visited-style-name="ListLabel_20_2"><text:span text:style-name="T1">1.5.4 Ensure core dumps are restricted (Automated)</text:span></text:a><text:span text:style-name="T1"> </text:span></text:p>
      <text:h text:style-name="Heading_20_2" text:outline-level="2"><text:a xlink:type="simple" xlink:href="#_heading=h.37m2jsg" text:style-name="ListLabel_20_1" text:visited-style-name="ListLabel_20_1">1.6 Mandatory Access Control</text:a></text:h>
      <text:p text:style-name="P9"><text:a xlink:type="simple" xlink:href="#_heading=h.1mrcu09" text:style-name="ListLabel_20_2" text:visited-style-name="ListLabel_20_2"><text:span text:style-name="T1">1.6.1 Configure AppArmor</text:span></text:a></text:p>
      <text:p text:style-name="P7"><text:a xlink:type="simple" xlink:href="#_heading=h.46r0co2" text:style-name="ListLabel_20_2" text:visited-style-name="ListLabel_20_2"><text:span text:style-name="T1">1.6.1.1 Ensure AppArmor is installed (Automated)</text:span></text:a><text:span text:style-name="T1"> </text:span></text:p>
      <text:p text:style-name="P7"><text:a xlink:type="simple" xlink:href="#_heading=h.2lwamvv" text:style-name="ListLabel_20_3" text:visited-style-name="ListLabel_20_3"><text:span text:style-name="T3">1.6.1.2 Ensure AppArmor is enabled in the bootloader configuration (Automated) </text:span></text:a></text:p>
      <text:p text:style-name="P7"><text:a xlink:type="simple" xlink:href="#_heading=h.111kx3o" text:style-name="ListLabel_20_2" text:visited-style-name="ListLabel_20_2"><text:span text:style-name="T1">1.6.1.3 Ensure all AppArmor Profiles are in enforce or complain mode </text:span></text:a></text:p>
      <text:p text:style-name="P4"><text:a xlink:type="simple" xlink:href="#_heading=h.3l18frh" text:style-name="ListLabel_20_2" text:visited-style-name="ListLabel_20_2"><text:span text:style-name="T1">(Automated)</text:span></text:a><text:span text:style-name="T1"> </text:span></text:p>
      <text:p text:style-name="P7"><text:a xlink:type="simple" xlink:href="#_heading=h.206ipza" text:style-name="ListLabel_20_2" text:visited-style-name="ListLabel_20_2"><text:span text:style-name="T1">1.6.1.4 Ensure all AppArmor Profiles are enforcing (Automated)</text:span></text:a><text:span text:style-name="T1"> </text:span></text:p>
      <text:h text:style-name="Heading_20_2" text:outline-level="2"><text:a xlink:type="simple" xlink:href="#_heading=h.4k668n3" text:style-name="ListLabel_20_1" text:visited-style-name="ListLabel_20_1">1.7 Command Line Warning Banner</text:a></text:h>
      <text:p text:style-name="P10"><text:a xlink:type="simple" xlink:href="#_heading=h.2zbgiuw" text:style-name="ListLabel_20_2" text:visited-style-name="ListLabel_20_2"><text:span text:style-name="T1">1.7.1 Ensure message of the day is configured properly (Automated)</text:span></text:a><text:span text:style-name="T1"> </text:span></text:p>
      <text:p text:style-name="P10"><text:a xlink:type="simple" xlink:href="#_heading=h.1egqt2p" text:style-name="ListLabel_20_2" text:visited-style-name="ListLabel_20_2"><text:span text:style-name="T1">1.7.2 Ensure local login warning banner is configured properly (Automated)</text:span></text:a><text:span text:style-name="T1"> </text:span></text:p>
      <text:p text:style-name="P10"><text:a xlink:type="simple" xlink:href="#_heading=h.3ygebqi" text:style-name="ListLabel_20_2" text:visited-style-name="ListLabel_20_2"><text:span text:style-name="T1">1.7.3 Ensure remote login warning banner is configured properly (Automated) </text:span></text:a></text:p>
      <text:p text:style-name="P10"><text:a xlink:type="simple" xlink:href="#_heading=h.2dlolyb" text:style-name="ListLabel_20_2" text:visited-style-name="ListLabel_20_2"><text:span text:style-name="T1">1.7.4 Ensure permissions on /etc/motd are configured (Automated)</text:span></text:a><text:span text:style-name="T1"> </text:span></text:p>
      <text:p text:style-name="P10"><text:a xlink:type="simple" xlink:href="#_heading=h.sqyw64" text:style-name="ListLabel_20_2" text:visited-style-name="ListLabel_20_2"><text:span text:style-name="T1">1.7.5 Ensure permissions on /etc/issue are configured (Automated)</text:span></text:a><text:span text:style-name="T1"> </text:span></text:p>
      <text:p text:style-name="P10"><text:a xlink:type="simple" xlink:href="#_heading=h.3cqmetx" text:style-name="ListLabel_20_2" text:visited-style-name="ListLabel_20_2"><text:span text:style-name="T1">1.7.6 Ensure permissions on /etc/issue.net are configured (Automated)</text:span></text:a><text:span text:style-name="T1"> </text:span></text:p>
      <text:h text:style-name="Heading_20_2" text:outline-level="2"><text:soft-page-break/><text:a xlink:type="simple" xlink:href="#_heading=h.1rvwp1q" text:style-name="ListLabel_20_1" text:visited-style-name="ListLabel_20_1">1.8 GNOME Display Manager</text:a></text:h>
      <text:p text:style-name="P10"><text:a xlink:type="simple" xlink:href="#_heading=h.4bvk7pj" text:style-name="ListLabel_20_2" text:visited-style-name="ListLabel_20_2"><text:span text:style-name="T1">1.8.1 Ensure GNOME Display Manager is removed (Manual)</text:span></text:a><text:span text:style-name="T1"> </text:span></text:p>
      <text:p text:style-name="P10"><text:a xlink:type="simple" xlink:href="#_heading=h.2r0uhxc" text:style-name="ListLabel_20_2" text:visited-style-name="ListLabel_20_2"><text:span text:style-name="T1">1.8.2 Ensure GDM login banner is configured (Automated)</text:span></text:a><text:span text:style-name="T1"> </text:span></text:p>
      <text:p text:style-name="P10"><text:a xlink:type="simple" xlink:href="#_heading=h.1664s55" text:style-name="ListLabel_20_2" text:visited-style-name="ListLabel_20_2"><text:span text:style-name="T1">1.8.3 Ensure disable-user-list is enabled (Automated)</text:span></text:a><text:span text:style-name="T1"> </text:span></text:p>
      <text:p text:style-name="P10"><text:a xlink:type="simple" xlink:href="#_heading=h.3q5sasy" text:style-name="ListLabel_20_2" text:visited-style-name="ListLabel_20_2"><text:span text:style-name="T1">1.8.4 Ensure XDCMP is not enabled (Automated)</text:span></text:a><text:span text:style-name="T1"> </text:span></text:p>
      <text:p text:style-name="P4"><text:a xlink:type="simple" xlink:href="#_heading=h.25b2l0r" text:style-name="ListLabel_20_3" text:visited-style-name="ListLabel_20_3"><text:span text:style-name="T3">1.9 Ensure updates, patches, and additional security software are installed</text:span></text:a></text:p>
      <text:p text:style-name="P12"/>
      <text:p text:style-name="Standard"/>
      <text:h text:style-name="P14" text:outline-level="1"><text:a xlink:type="simple" xlink:href="#_heading=h.kgcv8k" text:style-name="ListLabel_20_1" text:visited-style-name="ListLabel_20_1">2 Services</text:a></text:h>
      <text:h text:style-name="Heading_20_2" text:outline-level="2"><text:a xlink:type="simple" xlink:href="#_heading=h.34g0dwd" text:style-name="ListLabel_20_1" text:visited-style-name="ListLabel_20_1">2.1 Special Purpose Services</text:a></text:h>
      <text:p text:style-name="P9"><text:a xlink:type="simple" xlink:href="#_heading=h.1jlao46" text:style-name="ListLabel_20_2" text:visited-style-name="ListLabel_20_2"><text:span text:style-name="T1">2.1.1 Time Synchronization</text:span></text:a></text:p>
      <text:p text:style-name="P7"><text:a xlink:type="simple" xlink:href="#_heading=h.43ky6rz" text:style-name="ListLabel_20_2" text:visited-style-name="ListLabel_20_2"><text:span text:style-name="T1">2.1.1.1 Ensure time synchronization is in use (Automated)</text:span></text:a><text:span text:style-name="T1"> </text:span></text:p>
      <text:p text:style-name="P7"><text:a xlink:type="simple" xlink:href="#_heading=h.2iq8gzs" text:style-name="ListLabel_20_2" text:visited-style-name="ListLabel_20_2"><text:span text:style-name="T1">2.1.1.2 Ensure systemd-timesyncd is configured (Automated)</text:span></text:a><text:span text:style-name="T1"> </text:span></text:p>
      <text:p text:style-name="P7"><text:a xlink:type="simple" xlink:href="#_heading=h.xvir7l" text:style-name="ListLabel_20_2" text:visited-style-name="ListLabel_20_2"><text:span text:style-name="T1">2.1.1.3 Ensure chrony is configured (Automated)</text:span></text:a><text:span text:style-name="T1"> </text:span></text:p>
      <text:p text:style-name="P7"><text:a xlink:type="simple" xlink:href="#_heading=h.3hv69ve" text:style-name="ListLabel_20_2" text:visited-style-name="ListLabel_20_2"><text:span text:style-name="T1">2.1.1.4 Ensure ntp is configured (Automated)</text:span></text:a><text:span text:style-name="T1"> </text:span></text:p>
      <text:p text:style-name="P10"><text:a xlink:type="simple" xlink:href="#_heading=h.1x0gk37" text:style-name="ListLabel_20_2" text:visited-style-name="ListLabel_20_2"><text:span text:style-name="T1">2.1.2 Ensure X Window System is not installed (Automated)</text:span></text:a><text:span text:style-name="T1"> </text:span></text:p>
      <text:p text:style-name="P10"><text:a xlink:type="simple" xlink:href="#_heading=h.4h042r0" text:style-name="ListLabel_20_2" text:visited-style-name="ListLabel_20_2"><text:span text:style-name="T1">2.1.3 Ensure Avahi Server is not installed (Automated)</text:span></text:a><text:span text:style-name="T1"> </text:span></text:p>
      <text:p text:style-name="P10"><text:a xlink:type="simple" xlink:href="#_heading=h.2w5ecyt" text:style-name="ListLabel_20_2" text:visited-style-name="ListLabel_20_2"><text:span text:style-name="T1">2.1.4 Ensure CUPS is not installed (Automated)</text:span></text:a><text:span text:style-name="T1"> </text:span></text:p>
      <text:p text:style-name="P10"><text:a xlink:type="simple" xlink:href="#_heading=h.1baon6m" text:style-name="ListLabel_20_2" text:visited-style-name="ListLabel_20_2"><text:span text:style-name="T1">2.1.5 Ensure DHCP Server is not installed (Automated)</text:span></text:a><text:span text:style-name="T1"> </text:span></text:p>
      <text:p text:style-name="P10"><text:a xlink:type="simple" xlink:href="#_heading=h.3vac5uf" text:style-name="ListLabel_20_2" text:visited-style-name="ListLabel_20_2"><text:span text:style-name="T1">2.1.6 Ensure LDAP server is not installed (Automated)</text:span></text:a><text:span text:style-name="T1"> </text:span></text:p>
      <text:p text:style-name="P10"><text:a xlink:type="simple" xlink:href="#_heading=h.2afmg28" text:style-name="ListLabel_20_2" text:visited-style-name="ListLabel_20_2"><text:span text:style-name="T1">2.1.7 Ensure NFS is not installed (Automated)</text:span></text:a><text:span text:style-name="T1"> </text:span></text:p>
      <text:p text:style-name="P10"><text:a xlink:type="simple" xlink:href="#_heading=h.pkwqa1" text:style-name="ListLabel_20_2" text:visited-style-name="ListLabel_20_2"><text:span text:style-name="T1">2.1.8 Ensure DNS Server is not installed (Automated)</text:span></text:a><text:span text:style-name="T1"> </text:span></text:p>
      <text:p text:style-name="P10"><text:a xlink:type="simple" xlink:href="#_heading=h.39kk8xu" text:style-name="ListLabel_20_2" text:visited-style-name="ListLabel_20_2"><text:span text:style-name="T1">2.1.9 Ensure FTP Server is not installed (Automated)</text:span></text:a><text:span text:style-name="T1"> </text:span></text:p>
      <text:p text:style-name="P10"><text:a xlink:type="simple" xlink:href="#_heading=h.1opuj5n" text:style-name="ListLabel_20_2" text:visited-style-name="ListLabel_20_2"><text:span text:style-name="T1">2.1.10 Ensure HTTP server is not installed (Automated)</text:span></text:a><text:span text:style-name="T1"> </text:span></text:p>
      <text:p text:style-name="P10"><text:a xlink:type="simple" xlink:href="#_heading=h.48pi1tg" text:style-name="ListLabel_20_2" text:visited-style-name="ListLabel_20_2"><text:span text:style-name="T1">2.1.11 Ensure IMAP and POP3 server are not installed (Automated)</text:span></text:a><text:span text:style-name="T1"> </text:span></text:p>
      <text:p text:style-name="P10"><text:a xlink:type="simple" xlink:href="#_heading=h.2nusc19" text:style-name="ListLabel_20_2" text:visited-style-name="ListLabel_20_2"><text:span text:style-name="T1">2.1.12 Ensure Samba is not installed (Automated)</text:span></text:a><text:span text:style-name="T1"> </text:span></text:p>
      <text:p text:style-name="P10"><text:a xlink:type="simple" xlink:href="#_heading=h.1302m92" text:style-name="ListLabel_20_2" text:visited-style-name="ListLabel_20_2"><text:span text:style-name="T1">2.1.13 Ensure HTTP Proxy Server is not installed (Automated)</text:span></text:a><text:span text:style-name="T1"> </text:span></text:p>
      <text:p text:style-name="P10"><text:a xlink:type="simple" xlink:href="#_heading=h.3mzq4wv" text:style-name="ListLabel_20_2" text:visited-style-name="ListLabel_20_2"><text:span text:style-name="T1">2.1.14 Ensure SNMP Server is not installed (Automated)</text:span></text:a><text:span text:style-name="T1"> </text:span></text:p>
      <text:p text:style-name="P10"><text:a xlink:type="simple" xlink:href="#_heading=h.2250f4o" text:style-name="ListLabel_20_2" text:visited-style-name="ListLabel_20_2"><text:span text:style-name="T1">2.1.15 Ensure mail transfer agent is configured for local-only mode (Automated) </text:span></text:a></text:p>
      <text:p text:style-name="P10"><text:soft-page-break/><text:a xlink:type="simple" xlink:href="#_heading=h.haapch" text:style-name="ListLabel_20_2" text:visited-style-name="ListLabel_20_2"><text:span text:style-name="T1">2.1.16 Ensure rsync service is not installed (Automated)</text:span></text:a><text:span text:style-name="T1"> </text:span></text:p>
      <text:p text:style-name="P10"><text:a xlink:type="simple" xlink:href="#_heading=h.319y80a" text:style-name="ListLabel_20_2" text:visited-style-name="ListLabel_20_2"><text:span text:style-name="T1">2.1.17 Ensure NIS Server is not installed (Automated)</text:span></text:a><text:span text:style-name="T1"> </text:span></text:p>
      <text:h text:style-name="Heading_20_2" text:outline-level="2"><text:a xlink:type="simple" xlink:href="#_heading=h.1gf8i83" text:style-name="ListLabel_20_1" text:visited-style-name="ListLabel_20_1">2.2 Service Clients</text:a></text:h>
      <text:p text:style-name="P10"><text:a xlink:type="simple" xlink:href="#_heading=h.40ew0vw" text:style-name="ListLabel_20_2" text:visited-style-name="ListLabel_20_2"><text:span text:style-name="T1">2.2.1 Ensure NIS Client is not installed (Automated)</text:span></text:a><text:span text:style-name="T1"> </text:span></text:p>
      <text:p text:style-name="P10"><text:a xlink:type="simple" xlink:href="#_heading=h.2fk6b3p" text:style-name="ListLabel_20_2" text:visited-style-name="ListLabel_20_2"><text:span text:style-name="T1">2.2.2 Ensure rsh client is not installed (Automated)</text:span></text:a><text:span text:style-name="T1"> </text:span></text:p>
      <text:p text:style-name="P10"><text:a xlink:type="simple" xlink:href="#_heading=h.upglbi" text:style-name="ListLabel_20_2" text:visited-style-name="ListLabel_20_2"><text:span text:style-name="T1">2.2.3 Ensure talk client is not installed (Automated)</text:span></text:a><text:span text:style-name="T1"> </text:span></text:p>
      <text:p text:style-name="P10"><text:a xlink:type="simple" xlink:href="#_heading=h.3ep43zb" text:style-name="ListLabel_20_2" text:visited-style-name="ListLabel_20_2"><text:span text:style-name="T1">2.2.4 Ensure telnet client is not installed (Automated)</text:span></text:a><text:span text:style-name="T1"> </text:span></text:p>
      <text:p text:style-name="P10"><text:a xlink:type="simple" xlink:href="#_heading=h.1tuee74" text:style-name="ListLabel_20_2" text:visited-style-name="ListLabel_20_2"><text:span text:style-name="T1">2.2.5 Ensure LDAP client is not installed (Automated)</text:span></text:a><text:span text:style-name="T1"> </text:span></text:p>
      <text:p text:style-name="P10"><text:a xlink:type="simple" xlink:href="#_heading=h.4du1wux" text:style-name="ListLabel_20_2" text:visited-style-name="ListLabel_20_2"><text:span text:style-name="T1">2.2.6 Ensure RPC is not installed (Automated)</text:span></text:a><text:span text:style-name="T1"> </text:span></text:p>
      <text:p text:style-name="P4"><text:a xlink:type="simple" xlink:href="#_heading=h.2szc72q" text:style-name="ListLabel_20_2" text:visited-style-name="ListLabel_20_2"><text:span text:style-name="T1">2.3 Ensure nonessential services are removed or masked (Manual)</text:span></text:a><text:span text:style-name="T1"> </text:span></text:p>
      <text:p text:style-name="P5"/>
      <text:h text:style-name="Heading_20_1" text:outline-level="1"><text:a xlink:type="simple" xlink:href="#_heading=h.184mhaj" text:style-name="ListLabel_20_1" text:visited-style-name="ListLabel_20_1">3 Network Configuration</text:a></text:h>
      <text:h text:style-name="Heading_20_2" text:outline-level="2"><text:a xlink:type="simple" xlink:href="#_heading=h.3s49zyc" text:style-name="ListLabel_20_1" text:visited-style-name="ListLabel_20_1">3.1 Disable unused network protocols and devices</text:a></text:h>
      <text:p text:style-name="P10"><text:a xlink:type="simple" xlink:href="#_heading=h.279ka65" text:style-name="ListLabel_20_3" text:visited-style-name="ListLabel_20_3"><text:span text:style-name="T3">3.1.1 Disable IPv6 (Manual)</text:span></text:a><text:span text:style-name="T3"> </text:span></text:p>
      <text:p text:style-name="P10"><text:a xlink:type="simple" xlink:href="#_heading=h.meukdy" text:style-name="ListLabel_20_2" text:visited-style-name="ListLabel_20_2"><text:span text:style-name="T1">3.1.2 Ensure wireless interfaces are disabled (Automated)</text:span></text:a><text:span text:style-name="T1"> </text:span></text:p>
      <text:h text:style-name="Heading_20_2" text:outline-level="2"><text:a xlink:type="simple" xlink:href="#_heading=h.36ei31r" text:style-name="ListLabel_20_1" text:visited-style-name="ListLabel_20_1">3.2 Network Parameters (Host Only)</text:a> </text:h>
      <text:p text:style-name="P10"><text:a xlink:type="simple" xlink:href="#_heading=h.1ljsd9k" text:style-name="ListLabel_20_3" text:visited-style-name="ListLabel_20_3"><text:span text:style-name="T3">3.2.1 Ensure packet redirect sending is disabled (Automated)</text:span></text:a><text:span text:style-name="T3"> </text:span></text:p>
      <text:p text:style-name="P10"><text:a xlink:type="simple" xlink:href="#_heading=h.45jfvxd" text:style-name="ListLabel_20_3" text:visited-style-name="ListLabel_20_3"><text:span text:style-name="T3">3.2.2 Ensure IP forwarding is disabled (Automated)</text:span></text:a><text:span text:style-name="T3"> </text:span></text:p>
      <text:h text:style-name="Heading_20_2" text:outline-level="2"><text:a xlink:type="simple" xlink:href="#_heading=h.2koq656" text:style-name="ListLabel_20_1" text:visited-style-name="ListLabel_20_1">3.3 Network Parameters (Host and Router)</text:a> </text:h>
      <text:p text:style-name="P9"><text:a xlink:type="simple" xlink:href="#_heading=h.zu0gcz" text:style-name="ListLabel_20_3" text:visited-style-name="ListLabel_20_3"><text:span text:style-name="T3">3.3.1 Ensure source routed packets are not accepted (Automated)</text:span></text:a><text:span text:style-name="T3"> </text:span></text:p>
      <text:p text:style-name="P9"><text:a xlink:type="simple" xlink:href="#_heading=h.3jtnz0s" text:style-name="ListLabel_20_3" text:visited-style-name="ListLabel_20_3"><text:span text:style-name="T3">3.3.2 Ensure ICMP redirects are not accepted (Automated)</text:span></text:a><text:span text:style-name="T3"> </text:span></text:p>
      <text:p text:style-name="P9"><text:soft-page-break/><text:a xlink:type="simple" xlink:href="#_heading=h.1yyy98l" text:style-name="ListLabel_20_3" text:visited-style-name="ListLabel_20_3"><text:span text:style-name="T3">3.3.3 Ensure secure ICMP redirects are not accepted (Automated)</text:span></text:a><text:span text:style-name="T3"> </text:span></text:p>
      <text:p text:style-name="P9"><text:a xlink:type="simple" xlink:href="#_heading=h.4iylrwe" text:style-name="ListLabel_20_3" text:visited-style-name="ListLabel_20_3"><text:span text:style-name="T3">3.3.4 Ensure suspicious packets are logged (Automated)</text:span></text:a><text:span text:style-name="T3"> </text:span></text:p>
      <text:p text:style-name="P9"><text:a xlink:type="simple" xlink:href="#_heading=h.2y3w247" text:style-name="ListLabel_20_3" text:visited-style-name="ListLabel_20_3"><text:span text:style-name="T3">3.3.5 Ensure broadcast ICMP requests are ignored (Automated)</text:span></text:a><text:span text:style-name="T3"> </text:span></text:p>
      <text:p text:style-name="P9"><text:a xlink:type="simple" xlink:href="#_heading=h.1d96cc0" text:style-name="ListLabel_20_3" text:visited-style-name="ListLabel_20_3"><text:span text:style-name="T3">3.3.6 Ensure bogus ICMP responses are ignored (Automated)</text:span></text:a><text:span text:style-name="T3"> </text:span></text:p>
      <text:p text:style-name="P9"><text:a xlink:type="simple" xlink:href="#_heading=h.3x8tuzt" text:style-name="ListLabel_20_3" text:visited-style-name="ListLabel_20_3"><text:span text:style-name="T3">3.3.7 Ensure Reverse Path Filtering is enabled (Automated)</text:span></text:a><text:span text:style-name="T3"> </text:span></text:p>
      <text:p text:style-name="P9"><text:a xlink:type="simple" xlink:href="#_heading=h.2ce457m" text:style-name="ListLabel_20_3" text:visited-style-name="ListLabel_20_3"><text:span text:style-name="T3">3.3.8 Ensure TCP SYN Cookies is enabled (Automated)</text:span></text:a><text:span text:style-name="T3"> </text:span></text:p>
      <text:p text:style-name="P9"><text:a xlink:type="simple" xlink:href="#_heading=h.rjefff" text:style-name="ListLabel_20_3" text:visited-style-name="ListLabel_20_3"><text:span text:style-name="T3">3.3.9 Ensure IPv6 router advertisements are not accepted (Automated)</text:span></text:a><text:span text:style-name="T3"> </text:span></text:p>
      <text:h text:style-name="Heading_20_2" text:outline-level="2"><text:a xlink:type="simple" xlink:href="#_heading=h.3bj1y38" text:style-name="ListLabel_20_1" text:visited-style-name="ListLabel_20_1">3.4 Uncommon Network Protocols</text:a></text:h>
      <text:p text:style-name="P9"><text:a xlink:type="simple" xlink:href="#_heading=h.1qoc8b1" text:style-name="ListLabel_20_3" text:visited-style-name="ListLabel_20_3"><text:span text:style-name="T3">3.4.1 Ensure DCCP is disabled (Automated)</text:span></text:a><text:span text:style-name="T3"> </text:span></text:p>
      <text:p text:style-name="P9"><text:a xlink:type="simple" xlink:href="#_heading=h.4anzqyu" text:style-name="ListLabel_20_3" text:visited-style-name="ListLabel_20_3"><text:span text:style-name="T3">3.4.2 Ensure SCTP is disabled (Automated)</text:span></text:a><text:span text:style-name="T3"> </text:span></text:p>
      <text:p text:style-name="P9"><text:a xlink:type="simple" xlink:href="#_heading=h.2pta16n" text:style-name="ListLabel_20_3" text:visited-style-name="ListLabel_20_3"><text:span text:style-name="T3">3.4.3 Ensure RDS is disabled (Automated)</text:span></text:a><text:span text:style-name="T3"> </text:span></text:p>
      <text:p text:style-name="P9"><text:a xlink:type="simple" xlink:href="#_heading=h.14ykbeg" text:style-name="ListLabel_20_3" text:visited-style-name="ListLabel_20_3"><text:span text:style-name="T3">3.4.4 Ensure TIPC is disabled (Automated)</text:span></text:a><text:span text:style-name="T3"> </text:span></text:p>
      <text:h text:style-name="Heading_20_2" text:outline-level="2"><text:a xlink:type="simple" xlink:href="#_heading=h.3oy7u29" text:style-name="ListLabel_20_1" text:visited-style-name="ListLabel_20_1">3.5 Firewall Configuration</text:a></text:h>
      <text:h text:style-name="Heading_20_3" text:outline-level="3"><text:a xlink:type="simple" xlink:href="#_heading=h.243i4a2" text:style-name="ListLabel_20_1" text:visited-style-name="ListLabel_20_1">3.5.1 Configure UncomplicatedFirewall</text:a></text:h>
      <text:p text:style-name="P13"><text:a xlink:type="simple" xlink:href="#_heading=h.j8sehv" text:style-name="ListLabel_20_4" text:visited-style-name="ListLabel_20_4"><text:span text:style-name="T2">3.5.1.1 Ensure ufw is installed (Automated)</text:span></text:a><text:span text:style-name="T2"> </text:span></text:p>
      <text:p text:style-name="P13"><text:a xlink:type="simple" xlink:href="#_heading=h.338fx5o" text:style-name="ListLabel_20_4" text:visited-style-name="ListLabel_20_4"><text:span text:style-name="T2">3.5.1.2 Ensure iptables-persistent is not installed with ufw (Automated)</text:span></text:a><text:span text:style-name="T2"> </text:span></text:p>
      <text:p text:style-name="P13"><text:a xlink:type="simple" xlink:href="#_heading=h.1idq7dh" text:style-name="ListLabel_20_4" text:visited-style-name="ListLabel_20_4"><text:span text:style-name="T2">3.5.1.3 Ensure ufw service is enabled (Automated)</text:span></text:a><text:span text:style-name="T2"> </text:span></text:p>
      <text:p text:style-name="P13"><text:a xlink:type="simple" xlink:href="#_heading=h.42ddq1a" text:style-name="ListLabel_20_4" text:visited-style-name="ListLabel_20_4"><text:span text:style-name="T2">3.5.1.4 Ensure ufw loopback traffic is configured (Automated)</text:span></text:a><text:span text:style-name="T2"> </text:span></text:p>
      <text:p text:style-name="P13"><text:a xlink:type="simple" xlink:href="#_heading=h.2hio093" text:style-name="ListLabel_20_4" text:visited-style-name="ListLabel_20_4"><text:span text:style-name="T2">3.5.1.5 Ensure ufw outbound connections are configured (Manual)</text:span></text:a><text:span text:style-name="T2"> </text:span></text:p>
      <text:p text:style-name="P13"><text:a xlink:type="simple" xlink:href="#_heading=h.wnyagw" text:style-name="ListLabel_20_4" text:visited-style-name="ListLabel_20_4"><text:span text:style-name="T2">3.5.1.6 Ensure ufw firewall rules exist for all open ports (Manual)</text:span></text:a><text:span text:style-name="T2"> </text:span></text:p>
      <text:p text:style-name="P13"><text:a xlink:type="simple" xlink:href="#_heading=h.3gnlt4p" text:style-name="ListLabel_20_4" text:visited-style-name="ListLabel_20_4"><text:span text:style-name="T2">3.5.1.7 Ensure ufw default deny firewall policy (Automated)</text:span></text:a><text:span text:style-name="T2"> </text:span></text:p>
      <text:h text:style-name="Heading_20_3" text:outline-level="3"><text:soft-page-break/><text:a xlink:type="simple" xlink:href="#_heading=h.1vsw3ci" text:style-name="ListLabel_20_1" text:visited-style-name="ListLabel_20_1">3.5.2 Configure nftables</text:a></text:h>
      <text:p text:style-name="P13"><text:a xlink:type="simple" xlink:href="#_heading=h.4fsjm0b" text:style-name="ListLabel_20_5" text:visited-style-name="ListLabel_20_5"><text:span text:style-name="T4">3.5.2.1 Ensure nftables is installed (Automated)</text:span></text:a><text:span text:style-name="T4"> </text:span></text:p>
      <text:p text:style-name="P13"><text:a xlink:type="simple" xlink:href="#_heading=h.2uxtw84" text:style-name="ListLabel_20_5" text:visited-style-name="ListLabel_20_5"><text:span text:style-name="T4">3.5.2.2 Ensure ufw is uninstalled or disabled with nftables (Automated)</text:span></text:a><text:span text:style-name="T4"> </text:span></text:p>
      <text:p text:style-name="P13"><text:a xlink:type="simple" xlink:href="#_heading=h.1a346fx" text:style-name="ListLabel_20_5" text:visited-style-name="ListLabel_20_5"><text:span text:style-name="T4">3.5.2.3 Ensure iptables are flushed with nftables (Manual)</text:span></text:a><text:span text:style-name="T4"> </text:span></text:p>
      <text:p text:style-name="P13"><text:a xlink:type="simple" xlink:href="#_heading=h.3u2rp3q" text:style-name="ListLabel_20_5" text:visited-style-name="ListLabel_20_5"><text:span text:style-name="T4">3.5.2.4 Ensure a nftables table exists (Automated)</text:span></text:a><text:span text:style-name="T4"> </text:span></text:p>
      <text:p text:style-name="P13"><text:a xlink:type="simple" xlink:href="#_heading=h.2981zbj" text:style-name="ListLabel_20_5" text:visited-style-name="ListLabel_20_5"><text:span text:style-name="T4">3.5.2.5 Ensure nftables base chains exist (Automated)</text:span></text:a><text:span text:style-name="T4"> </text:span></text:p>
      <text:p text:style-name="P13"><text:a xlink:type="simple" xlink:href="#_heading=h.odc9jc" text:style-name="ListLabel_20_5" text:visited-style-name="ListLabel_20_5"><text:span text:style-name="T4">3.5.2.6 Ensure nftables loopback traffic is configured (Automated)</text:span></text:a><text:span text:style-name="T4"> </text:span></text:p>
      <text:p text:style-name="P7"><text:a xlink:type="simple" xlink:href="#_heading=h.38czs75" text:style-name="ListLabel_20_3" text:visited-style-name="ListLabel_20_3"><text:span text:style-name="T3">3.5.2.7 Ensure nftables outbound and established connections are configured <text:tab/></text:span></text:a></text:p>
      <text:p text:style-name="P4"><text:a xlink:type="simple" xlink:href="#_heading=h.1nia2ey" text:style-name="ListLabel_20_3" text:visited-style-name="ListLabel_20_3"><text:span text:style-name="T3">(Manual)</text:span></text:a><text:span text:style-name="T3"> </text:span></text:p>
      <text:p text:style-name="P7"><text:a xlink:type="simple" xlink:href="#_heading=h.47hxl2r" text:style-name="ListLabel_20_3" text:visited-style-name="ListLabel_20_3"><text:span text:style-name="T3">3.5.2.8 Ensure nftables default deny firewall policy (Automated)</text:span></text:a><text:span text:style-name="T3"> </text:span></text:p>
      <text:p text:style-name="P7"><text:a xlink:type="simple" xlink:href="#_heading=h.2mn7vak" text:style-name="ListLabel_20_3" text:visited-style-name="ListLabel_20_3"><text:span text:style-name="T3">3.5.2.9 Ensure nftables service is enabled (Automated)</text:span></text:a><text:span text:style-name="T3"> </text:span></text:p>
      <text:p text:style-name="P7"><text:a xlink:type="simple" xlink:href="#_heading=h.11si5id" text:style-name="ListLabel_20_3" text:visited-style-name="ListLabel_20_3"><text:span text:style-name="T3">3.5.2.10 Ensure nftables rules are permanent (Automated)</text:span></text:a><text:span text:style-name="T3"> </text:span></text:p>
      <text:p text:style-name="P8"><text:a xlink:type="simple" xlink:href="#_heading=h.3ls5o66" text:style-name="ListLabel_20_3" text:visited-style-name="ListLabel_20_3"><text:span text:style-name="T3">3.5.3.1.1 Ensure iptables packages are installed (Automated)</text:span></text:a><text:span text:style-name="T3"> </text:span></text:p>
      <text:p text:style-name="P8"><text:a xlink:type="simple" xlink:href="#_heading=h.20xfydz" text:style-name="ListLabel_20_3" text:visited-style-name="ListLabel_20_3"><text:span text:style-name="T3">3.5.3.1.2 Ensure nftables is not installed with iptables (Automated)</text:span></text:a><text:span text:style-name="T3"> </text:span></text:p>
      <text:p text:style-name="P8"><text:a xlink:type="simple" xlink:href="#_heading=h.4kx3h1s" text:style-name="ListLabel_20_3" text:visited-style-name="ListLabel_20_3"><text:span text:style-name="T3">3.5.3.1.3 Ensure ufw is uninstalled or disabled with iptables (Automated)</text:span></text:a><text:span text:style-name="T3"> </text:span></text:p>
      <text:p text:style-name="P8"><text:a xlink:type="simple" xlink:href="#_heading=h.302dr9l" text:style-name="ListLabel_20_3" text:visited-style-name="ListLabel_20_3"><text:span text:style-name="T3">3.5.3.2.1 Ensure iptables loopback traffic is configured (Automated)</text:span></text:a><text:span text:style-name="T3"> </text:span></text:p>
      <text:p text:style-name="P8"><text:a xlink:type="simple" xlink:href="#_heading=h.1f7o1he" text:style-name="ListLabel_20_3" text:visited-style-name="ListLabel_20_3"><text:span text:style-name="T3">3.5.3.2.2 Ensure iptables outbound and established connections are configured </text:span></text:a></text:p>
      <text:p text:style-name="P8"><text:a xlink:type="simple" xlink:href="#_heading=h.3z7bk57" text:style-name="ListLabel_20_3" text:visited-style-name="ListLabel_20_3"><text:span text:style-name="T3">3.5.3.2.3 Ensure iptables default deny firewall policy (Automated)</text:span></text:a><text:span text:style-name="T3"> </text:span></text:p>
      <text:p text:style-name="P8"><text:a xlink:type="simple" xlink:href="#_heading=h.2eclud0" text:style-name="ListLabel_20_3" text:visited-style-name="ListLabel_20_3"><text:span text:style-name="T3">3.5.3.2.4 Ensure iptables firewall rules exist for all open ports (Automated)</text:span></text:a></text:p>
      <text:p text:style-name="P8"><text:a xlink:type="simple" xlink:href="#_heading=h.thw4kt" text:style-name="ListLabel_20_3" text:visited-style-name="ListLabel_20_3"><text:span text:style-name="T3">3.5.3.3.1 Ensure ip6tables loopback traffic is configured (Automated)</text:span></text:a><text:span text:style-name="T3"> </text:span></text:p>
      <text:p text:style-name="P8"><text:a xlink:type="simple" xlink:href="#_heading=h.3dhjn8m" text:style-name="ListLabel_20_3" text:visited-style-name="ListLabel_20_3"><text:span text:style-name="T3">3.5.3.3.2 Ensure ip6tables outbound and established connections are configured </text:span></text:a></text:p>
      <text:p text:style-name="P8"><text:soft-page-break/><text:a xlink:type="simple" xlink:href="#_heading=h.1smtxgf" text:style-name="ListLabel_20_3" text:visited-style-name="ListLabel_20_3"><text:span text:style-name="T3">3.5.3.3.3 Ensure ip6tables default deny firewall policy (Automated)</text:span></text:a><text:span text:style-name="T3"> </text:span></text:p>
      <text:p text:style-name="P8"><text:a xlink:type="simple" xlink:href="#_heading=h.4cmhg48" text:style-name="ListLabel_20_3" text:visited-style-name="ListLabel_20_3"><text:span text:style-name="T3">3.5.3.3.4 Ensure ip6tables firewall rules exist for all open ports (Automated)</text:span></text:a><text:span text:style-name="T3"> </text:span></text:p>
      <text:p text:style-name="P1"/>
      <text:h text:style-name="P14" text:outline-level="1"><text:a xlink:type="simple" xlink:href="#_heading=h.2rrrqc1" text:style-name="ListLabel_20_1" text:visited-style-name="ListLabel_20_1">4 Logging and Auditing</text:a></text:h>
      <text:h text:style-name="Heading_20_2" text:outline-level="2"><text:a xlink:type="simple" xlink:href="#_heading=h.16x20ju" text:style-name="ListLabel_20_1" text:visited-style-name="ListLabel_20_1">4.1 Configure System Accounting (auditd)</text:a> </text:h>
      <text:p text:style-name="P9"><text:a xlink:type="simple" xlink:href="#_heading=h.3qwpj7n" text:style-name="ListLabel_20_2" text:visited-style-name="ListLabel_20_2"><text:span text:style-name="T1">4.1.1 Ensure auditing is enabled</text:span></text:a></text:p>
      <text:p text:style-name="P7"><text:a xlink:type="simple" xlink:href="#_heading=h.261ztfg" text:style-name="ListLabel_20_2" text:visited-style-name="ListLabel_20_2"><text:span text:style-name="T1">4.1.1.1 Ensure auditd is installed (Automated)</text:span></text:a><text:span text:style-name="T1"> </text:span></text:p>
      <text:p text:style-name="P7"><text:a xlink:type="simple" xlink:href="#_heading=h.l7a3n9" text:style-name="ListLabel_20_2" text:visited-style-name="ListLabel_20_2"><text:span text:style-name="T1">4.1.1.2 Ensure auditd service is enabled (Automated)</text:span></text:a><text:span text:style-name="T1"> </text:span></text:p>
      <text:p text:style-name="P7"><text:a xlink:type="simple" xlink:href="#_heading=h.356xmb2" text:style-name="ListLabel_20_3" text:visited-style-name="ListLabel_20_3"><text:span text:style-name="T3">4.1.1.3 Ensure auditing for processes that start prior to auditd is enabled </text:span></text:a><text:a xlink:type="simple" xlink:href="#_heading=h.1kc7wiv" text:style-name="ListLabel_20_3" text:visited-style-name="ListLabel_20_3"><text:span text:style-name="T3">(Automated)</text:span></text:a><text:span text:style-name="T3"> </text:span></text:p>
      <text:p text:style-name="P7"><text:a xlink:type="simple" xlink:href="#_heading=h.44bvf6o" text:style-name="ListLabel_20_3" text:visited-style-name="ListLabel_20_3"><text:span text:style-name="T3">4.1.1.4 Ensure audit_backlog_limit is sufficient (Automated)</text:span></text:a><text:span text:style-name="T3"> </text:span></text:p>
      <text:p text:style-name="P9"><text:a xlink:type="simple" xlink:href="#_heading=h.2jh5peh" text:style-name="ListLabel_20_2" text:visited-style-name="ListLabel_20_2"><text:span text:style-name="T1">4.1.2 Configure Data Retention</text:span></text:a></text:p>
      <text:p text:style-name="P7"><text:a xlink:type="simple" xlink:href="#_heading=h.ymfzma" text:style-name="ListLabel_20_2" text:visited-style-name="ListLabel_20_2"><text:span text:style-name="T1">4.1.2.1 Ensure audit log storage size is configured (Automated)</text:span></text:a><text:span text:style-name="T1"> </text:span></text:p>
      <text:p text:style-name="P7"><text:a xlink:type="simple" xlink:href="#_heading=h.3im3ia3" text:style-name="ListLabel_20_2" text:visited-style-name="ListLabel_20_2"><text:span text:style-name="T1">4.1.2.2 Ensure audit logs are not automatically deleted (Automated)</text:span></text:a><text:span text:style-name="T1"> </text:span></text:p>
      <text:p text:style-name="P7"><text:a xlink:type="simple" xlink:href="#_heading=h.1xrdshw" text:style-name="ListLabel_20_2" text:visited-style-name="ListLabel_20_2"><text:span text:style-name="T1">4.1.2.3 Ensure system is disabled when audit logs are full (Automated)</text:span></text:a><text:span text:style-name="T1"> </text:span></text:p>
      <text:p text:style-name="P9"><text:a xlink:type="simple" xlink:href="#_heading=h.4hr1b5p" text:style-name="ListLabel_20_3" text:visited-style-name="ListLabel_20_3"><text:span text:style-name="T3">4.1.3 Ensure events that modify date and time information are collected</text:span></text:a><text:span text:style-name="T3"> </text:span><text:a xlink:type="simple" xlink:href="#_heading=h.2wwbldi" text:style-name="ListLabel_20_3" text:visited-style-name="ListLabel_20_3"><text:span text:style-name="T3">(Automated)</text:span></text:a><text:span text:style-name="T3"> </text:span></text:p>
      <text:p text:style-name="P9"><text:a xlink:type="simple" xlink:href="#_heading=h.1c1lvlb" text:style-name="ListLabel_20_3" text:visited-style-name="ListLabel_20_3"><text:span text:style-name="T3">4.1.4 Ensure events that modify user/group information are collected</text:span></text:a></text:p>
      <text:p text:style-name="P11"><text:a xlink:type="simple" xlink:href="#_heading=h.3w19e94" text:style-name="ListLabel_20_3" text:visited-style-name="ListLabel_20_3"><text:span text:style-name="T3">(Automated)</text:span></text:a><text:span text:style-name="T3"> </text:span></text:p>
      <text:p text:style-name="P9"><text:a xlink:type="simple" xlink:href="#_heading=h.2b6jogx" text:style-name="ListLabel_20_3" text:visited-style-name="ListLabel_20_3"><text:span text:style-name="T3">4.1.5 Ensure events that modify the system's network environment are collected </text:span></text:a><text:a xlink:type="simple" xlink:href="#_heading=h.qbtyoq" text:style-name="ListLabel_20_3" text:visited-style-name="ListLabel_20_3"><text:span text:style-name="T3">(Automated)</text:span></text:a><text:span text:style-name="T3"> </text:span></text:p>
      <text:p text:style-name="P9"><text:a xlink:type="simple" xlink:href="#_heading=h.3abhhcj" text:style-name="ListLabel_20_3" text:visited-style-name="ListLabel_20_3"><text:span text:style-name="T3">4.1.6 Ensure events that modify the system's Mandatory Access Controls are collected (Automated)</text:span></text:a><text:span text:style-name="T3"> </text:span></text:p>
      <text:p text:style-name="P9"><text:a xlink:type="simple" xlink:href="#_heading=h.1pgrrkc" text:style-name="ListLabel_20_3" text:visited-style-name="ListLabel_20_3"><text:span text:style-name="T3">4.1.7 Ensure login and logout events are collected (Automated)</text:span></text:a><text:span text:style-name="T3"> </text:span></text:p>
      <text:p text:style-name="P9"><text:a xlink:type="simple" xlink:href="#_heading=h.49gfa85" text:style-name="ListLabel_20_3" text:visited-style-name="ListLabel_20_3"><text:span text:style-name="T3">4.1.8 Ensure session initiation information is collected (Automated)</text:span></text:a><text:span text:style-name="T3"> </text:span></text:p>
      <text:p text:style-name="P9"><text:a xlink:type="simple" xlink:href="#_heading=h.2olpkfy" text:style-name="ListLabel_20_3" text:visited-style-name="ListLabel_20_3"><text:span text:style-name="T3">4.1.9 Ensure discretionary access control permission modification events are</text:span></text:a></text:p>
      <text:p text:style-name="P11"><text:a xlink:type="simple" xlink:href="#_heading=h.13qzunr" text:style-name="ListLabel_20_3" text:visited-style-name="ListLabel_20_3"><text:span text:style-name="T3">collected (Automated)</text:span></text:a><text:span text:style-name="T3"> </text:span></text:p>
      <text:p text:style-name="P9"><text:a xlink:type="simple" xlink:href="#_heading=h.3nqndbk" text:style-name="ListLabel_20_3" text:visited-style-name="ListLabel_20_3"><text:span text:style-name="T3">4.1.10 Ensure unsuccessful unauthorized file access attempts are collected </text:span></text:a></text:p>
      <text:p text:style-name="P11"><text:soft-page-break/><text:a xlink:type="simple" xlink:href="#_heading=h.22vxnjd" text:style-name="ListLabel_20_3" text:visited-style-name="ListLabel_20_3"><text:span text:style-name="T3">(Automated)</text:span></text:a><text:span text:style-name="T3"> </text:span></text:p>
      <text:p text:style-name="P9"><text:a xlink:type="simple" xlink:href="#_heading=h.i17xr6" text:style-name="ListLabel_20_3" text:visited-style-name="ListLabel_20_3"><text:span text:style-name="T3">4.1.11 Ensure use of privileged commands is collected (Automated)</text:span></text:a><text:span text:style-name="T3"> </text:span></text:p>
      <text:p text:style-name="P9"><text:a xlink:type="simple" xlink:href="#_heading=h.320vgez" text:style-name="ListLabel_20_3" text:visited-style-name="ListLabel_20_3"><text:span text:style-name="T3">4.1.12 Ensure successful file system mounts are collected (Automated)</text:span></text:a><text:span text:style-name="T1"> </text:span></text:p>
      <text:p text:style-name="P9"><text:a xlink:type="simple" xlink:href="#_heading=h.1h65qms" text:style-name="ListLabel_20_3" text:visited-style-name="ListLabel_20_3"><text:span text:style-name="T3">4.1.13 Ensure file deletion events by users are collected (Automated)</text:span></text:a><text:span text:style-name="T3"> </text:span></text:p>
      <text:p text:style-name="P9"><text:a xlink:type="simple" xlink:href="#_heading=h.415t9al" text:style-name="ListLabel_20_3" text:visited-style-name="ListLabel_20_3"><text:span text:style-name="T3">4.1.14 Ensure changes to system administration scope (sudoers) is collected </text:span></text:a></text:p>
      <text:p text:style-name="P11"><text:a xlink:type="simple" xlink:href="#_heading=h.2gb3jie" text:style-name="ListLabel_20_3" text:visited-style-name="ListLabel_20_3"><text:span text:style-name="T3">(Automated)</text:span></text:a><text:span text:style-name="T3"> </text:span></text:p>
      <text:p text:style-name="P9"><text:a xlink:type="simple" xlink:href="#_heading=h.vgdtq7" text:style-name="ListLabel_20_3" text:visited-style-name="ListLabel_20_3"><text:span text:style-name="T3">4.1.15 Ensure system administrator command executions (sudo) are collected <text:tab/></text:span></text:a></text:p>
      <text:p text:style-name="P11"><text:a xlink:type="simple" xlink:href="#_heading=h.3fg1ce0" text:style-name="ListLabel_20_3" text:visited-style-name="ListLabel_20_3"><text:span text:style-name="T3">(Automated)</text:span></text:a><text:span text:style-name="T3"> </text:span></text:p>
      <text:p text:style-name="P9"><text:a xlink:type="simple" xlink:href="#_heading=h.1ulbmlt" text:style-name="ListLabel_20_3" text:visited-style-name="ListLabel_20_3"><text:span text:style-name="T3">4.1.16 Ensure kernel module loading and unloading is collected (Automated)</text:span></text:a><text:span text:style-name="T3"> </text:span></text:p>
      <text:p text:style-name="P9"><text:a xlink:type="simple" xlink:href="#_heading=h.4ekz59m" text:style-name="ListLabel_20_3" text:visited-style-name="ListLabel_20_3"><text:span text:style-name="T3">4.1.17 Ensure the audit configuration is immutable (Automated)</text:span></text:a><text:span text:style-name="T3"> </text:span></text:p>
      <text:h text:style-name="Heading_20_2" text:outline-level="2"><text:a xlink:type="simple" xlink:href="#_heading=h.2tq9fhf" text:style-name="ListLabel_20_1" text:visited-style-name="ListLabel_20_1">4.2 Configure Logging</text:a></text:h>
      <text:h text:style-name="Heading_20_3" text:outline-level="3"><text:a xlink:type="simple" xlink:href="#_heading=h.18vjpp8" text:style-name="ListLabel_20_1" text:visited-style-name="ListLabel_20_1">4.2.1 Configure rsyslog</text:a></text:h>
      <text:p text:style-name="P13"><text:a xlink:type="simple" xlink:href="#_heading=h.3sv78d1" text:style-name="ListLabel_20_4" text:visited-style-name="ListLabel_20_4"><text:span text:style-name="T2">4.2.1.1 Ensure rsyslog is installed (Automated)</text:span></text:a><text:span text:style-name="T2"> </text:span></text:p>
      <text:p text:style-name="P13"><text:a xlink:type="simple" xlink:href="#_heading=h.280hiku" text:style-name="ListLabel_20_4" text:visited-style-name="ListLabel_20_4"><text:span text:style-name="T2">4.2.1.2 Ensure rsyslog Service is enabled (Automated)</text:span></text:a><text:span text:style-name="T2"> </text:span></text:p>
      <text:p text:style-name="P13"><text:a xlink:type="simple" xlink:href="#_heading=h.n5rssn" text:style-name="ListLabel_20_5" text:visited-style-name="ListLabel_20_5"><text:span text:style-name="T4">4.2.1.3 Ensure logging is configured (Manual)</text:span></text:a><text:span text:style-name="T4"> </text:span></text:p>
      <text:p text:style-name="P13"><text:a xlink:type="simple" xlink:href="#_heading=h.375fbgg" text:style-name="ListLabel_20_4" text:visited-style-name="ListLabel_20_4"><text:span text:style-name="T2">4.2.1.4 Ensure rsyslog default file permissions configured (Automated)</text:span></text:a><text:span text:style-name="T2"> </text:span></text:p>
      <text:p text:style-name="P13"><text:a xlink:type="simple" xlink:href="#_heading=h.1maplo9" text:style-name="ListLabel_20_4" text:visited-style-name="ListLabel_20_4"><text:span text:style-name="T2">4.2.1.5 Ensure rsyslog is configured to send logs to a remote log host (Automated) </text:span></text:a></text:p>
      <text:p text:style-name="P13"><text:a xlink:type="simple" xlink:href="#_heading=h.46ad4c2" text:style-name="ListLabel_20_5" text:visited-style-name="ListLabel_20_5"><text:span text:style-name="T4">4.2.1.6 Ensure remote rsyslog messages are only accepted on designated log hosts. (Manual)</text:span></text:a><text:span text:style-name="T4"> </text:span></text:p>
      <text:h text:style-name="Heading_20_3" text:outline-level="3"><text:a xlink:type="simple" xlink:href="#_heading=h.2lfnejv" text:style-name="ListLabel_20_1" text:visited-style-name="ListLabel_20_1">4.2.2 Configure journald</text:a></text:h>
      <text:p text:style-name="P7"><text:a xlink:type="simple" xlink:href="#_heading=h.10kxoro" text:style-name="ListLabel_20_2" text:visited-style-name="ListLabel_20_2"><text:span text:style-name="T1">4.2.2.1 Ensure journald is configured to send logs to rsyslog (Automated)</text:span></text:a><text:span text:style-name="T1"> </text:span></text:p>
      <text:p text:style-name="P7"><text:a xlink:type="simple" xlink:href="#_heading=h.3kkl7fh" text:style-name="ListLabel_20_3" text:visited-style-name="ListLabel_20_3"><text:span text:style-name="T3">4.2.2.2 Ensure journald is configured to compress large log files (Automated)</text:span></text:a><text:span text:style-name="T3"> </text:span></text:p>
      <text:p text:style-name="P7"><text:soft-page-break/><text:a xlink:type="simple" xlink:href="#_heading=h.1zpvhna" text:style-name="ListLabel_20_3" text:visited-style-name="ListLabel_20_3"><text:span text:style-name="T3">4.2.2.3 Ensure journald is configured to write logfiles to persistent disk </text:span></text:a></text:p>
      <text:p text:style-name="P4"><text:a xlink:type="simple" xlink:href="#_heading=h.4jpj0b3" text:style-name="ListLabel_20_3" text:visited-style-name="ListLabel_20_3"><text:span text:style-name="T3">(Automated)</text:span></text:a><text:span text:style-name="T3"> </text:span></text:p>
      <text:p text:style-name="P10"><text:a xlink:type="simple" xlink:href="#_heading=h.2yutaiw" text:style-name="ListLabel_20_3" text:visited-style-name="ListLabel_20_3"><text:span text:style-name="T3">4.2.3 Ensure permissions on all logfiles are configured (Automated)</text:span></text:a><text:span text:style-name="T3"> </text:span></text:p>
      <text:p text:style-name="P4"><text:a xlink:type="simple" xlink:href="#_heading=h.1e03kqp" text:style-name="ListLabel_20_3" text:visited-style-name="ListLabel_20_3"><text:span text:style-name="T3">4.3 Ensure logrotate is configured (Manual)</text:span></text:a><text:span text:style-name="T3"> </text:span></text:p>
      <text:p text:style-name="P4"><text:a xlink:type="simple" xlink:href="#_heading=h.3xzr3ei" text:style-name="ListLabel_20_3" text:visited-style-name="ListLabel_20_3"><text:span text:style-name="T3">4.4 Ensure logrotate assigns appropriate permissions (Automated)</text:span></text:a><text:span text:style-name="T3"> </text:span></text:p>
      <text:p text:style-name="Standard"/>
      <text:h text:style-name="P14" text:outline-level="1"><text:a xlink:type="simple" xlink:href="#_heading=h.2d51dmb" text:style-name="ListLabel_20_1" text:visited-style-name="ListLabel_20_1">5 Access, Authentication and Authorization</text:a></text:h>
      <text:h text:style-name="Heading_20_2" text:outline-level="2"><text:a xlink:type="simple" xlink:href="#_heading=h.sabnu4" text:style-name="ListLabel_20_1" text:visited-style-name="ListLabel_20_1">5.1 Configure time-based job schedulers</text:a></text:h>
      <text:p text:style-name="P10"><text:a xlink:type="simple" xlink:href="#_heading=h.3c9z6hx" text:style-name="ListLabel_20_2" text:visited-style-name="ListLabel_20_2"><text:span text:style-name="T1">5.1.1 Ensure cron daemon is enabled and running (Automated)</text:span></text:a></text:p>
      <text:p text:style-name="P10"><text:a xlink:type="simple" xlink:href="#_heading=h.1rf9gpq" text:style-name="ListLabel_20_3" text:visited-style-name="ListLabel_20_3"><text:span text:style-name="T3">5.1.2 Ensure permissions on /etc/crontab are configured (Automated)</text:span></text:a><text:span text:style-name="T3"> </text:span></text:p>
      <text:p text:style-name="P10"><text:a xlink:type="simple" xlink:href="#_heading=h.4bewzdj" text:style-name="ListLabel_20_3" text:visited-style-name="ListLabel_20_3"><text:span text:style-name="T3">5.1.3 Ensure permissions on /etc/cron.hourly are configured (Automated)</text:span></text:a></text:p>
      <text:p text:style-name="P10"><text:a xlink:type="simple" xlink:href="#_heading=h.2qk79lc" text:style-name="ListLabel_20_3" text:visited-style-name="ListLabel_20_3"><text:span text:style-name="T3">5.1.4 Ensure permissions on /etc/cron.daily are configured (Automated)</text:span></text:a></text:p>
      <text:p text:style-name="P10"><text:a xlink:type="simple" xlink:href="#_heading=h.15phjt5" text:style-name="ListLabel_20_3" text:visited-style-name="ListLabel_20_3"><text:span text:style-name="T3">5.1.5 Ensure permissions on /etc/cron.weekly are configured (Automated)</text:span></text:a></text:p>
      <text:p text:style-name="P10"><text:a xlink:type="simple" xlink:href="#_heading=h.3pp52gy" text:style-name="ListLabel_20_3" text:visited-style-name="ListLabel_20_3"><text:span text:style-name="T3">5.1.6 Ensure permissions on /etc/cron.monthly are configured (Automated)</text:span></text:a><text:span text:style-name="T3"> </text:span></text:p>
      <text:p text:style-name="P10"><text:a xlink:type="simple" xlink:href="#_heading=h.24ufcor" text:style-name="ListLabel_20_3" text:visited-style-name="ListLabel_20_3"><text:span text:style-name="T3">5.1.7 Ensure permissions on /etc/cron.d are configured (Automated)</text:span></text:a><text:span text:style-name="T3"> </text:span></text:p>
      <text:p text:style-name="P10"><text:a xlink:type="simple" xlink:href="#_heading=h.jzpmwk" text:style-name="ListLabel_20_3" text:visited-style-name="ListLabel_20_3"><text:span text:style-name="T3">5.1.8 Ensure cron is restricted to authorized users (Automated)</text:span></text:a><text:span text:style-name="T3"> </text:span></text:p>
      <text:p text:style-name="P10"><text:a xlink:type="simple" xlink:href="#_heading=h.33zd5kd" text:style-name="ListLabel_20_3" text:visited-style-name="ListLabel_20_3"><text:span text:style-name="T3">5.1.9 Ensure at is restricted to authorized users (Automated)</text:span></text:a><text:span text:style-name="T3"> </text:span></text:p>
      <text:h text:style-name="Heading_20_2" text:outline-level="2"><text:a xlink:type="simple" xlink:href="#_heading=h.1j4nfs6" text:style-name="ListLabel_20_6" text:visited-style-name="ListLabel_20_6"><text:span text:style-name="T5">5.2 Configure sudo</text:span></text:a></text:h>
      <text:p text:style-name="P10"><text:a xlink:type="simple" xlink:href="#_heading=h.434ayfz" text:style-name="ListLabel_20_3" text:visited-style-name="ListLabel_20_3"><text:span text:style-name="T3">5.2.1 Ensure sudo is installed (Automated)</text:span></text:a></text:p>
      <text:p text:style-name="P10"><text:a xlink:type="simple" xlink:href="#_heading=h.2i9l8ns" text:style-name="ListLabel_20_3" text:visited-style-name="ListLabel_20_3"><text:span text:style-name="T3">5.2.2 Ensure sudo commands use pty (Automated)</text:span></text:a></text:p>
      <text:p text:style-name="P10"><text:a xlink:type="simple" xlink:href="#_heading=h.xevivl" text:style-name="ListLabel_20_3" text:visited-style-name="ListLabel_20_3"><text:span text:style-name="T3">5.2.3 Ensure sudo log file exists (Automated)</text:span></text:a></text:p>
      <text:h text:style-name="Heading_20_2" text:outline-level="2"><text:a xlink:type="simple" xlink:href="#_heading=h.3hej1je" text:style-name="ListLabel_20_1" text:visited-style-name="ListLabel_20_1">5.3 Configure SSH Server</text:a></text:h>
      <text:p text:style-name="P10"><text:a xlink:type="simple" xlink:href="#_heading=h.1wjtbr7" text:style-name="ListLabel_20_3" text:visited-style-name="ListLabel_20_3"><text:span text:style-name="T3">5.3.1 Ensure permissions on /etc/ssh/sshd_config are configured (Automated) </text:span></text:a></text:p>
      <text:p text:style-name="P10"><text:a xlink:type="simple" xlink:href="#_heading=h.4gjguf0" text:style-name="ListLabel_20_2" text:visited-style-name="ListLabel_20_2"><text:span text:style-name="T1">5.3.2 Ensure permissions on SSH private host key files are configured </text:span></text:a></text:p>
      <text:p text:style-name="P4"><text:a xlink:type="simple" xlink:href="#_heading=h.2vor4mt" text:style-name="ListLabel_20_2" text:visited-style-name="ListLabel_20_2"><text:span text:style-name="T1">(Automated)</text:span></text:a></text:p>
      <text:p text:style-name="P10"><text:a xlink:type="simple" xlink:href="#_heading=h.1au1eum" text:style-name="ListLabel_20_2" text:visited-style-name="ListLabel_20_2"><text:span text:style-name="T1">5.3.3 Ensure permissions on SSH public host key files are configured (Automated) </text:span></text:a></text:p>
      <text:p text:style-name="P10"><text:a xlink:type="simple" xlink:href="#_heading=h.3utoxif" text:style-name="ListLabel_20_2" text:visited-style-name="ListLabel_20_2"><text:span text:style-name="T1">5.3.4 Ensure SSH access is limited (Automated)</text:span></text:a><text:span text:style-name="T1"> </text:span></text:p>
      <text:p text:style-name="P9"><text:soft-page-break/><text:a xlink:type="simple" xlink:href="#_heading=h.29yz7q8" text:style-name="ListLabel_20_3" text:visited-style-name="ListLabel_20_3"><text:span text:style-name="T3">5.3.5 Ensure SSH LogLevel is appropriate (Automated)</text:span></text:a><text:span text:style-name="T3"> </text:span></text:p>
      <text:p text:style-name="P9"><text:a xlink:type="simple" xlink:href="#_heading=h.p49hy1" text:style-name="ListLabel_20_3" text:visited-style-name="ListLabel_20_3"><text:span text:style-name="T3">5.3.6 Ensure SSH X11 forwarding is disabled (Automated)</text:span></text:a><text:span text:style-name="T3"> </text:span></text:p>
      <text:p text:style-name="P9"><text:a xlink:type="simple" xlink:href="#_heading=h.393x0lu" text:style-name="ListLabel_20_3" text:visited-style-name="ListLabel_20_3"><text:span text:style-name="T3">5.3.7 Ensure SSH MaxAuthTries is set to 4 or less (Automated)</text:span></text:a><text:span text:style-name="T3"> </text:span></text:p>
      <text:p text:style-name="P9"><text:a xlink:type="simple" xlink:href="#_heading=h.1o97atn" text:style-name="ListLabel_20_3" text:visited-style-name="ListLabel_20_3"><text:span text:style-name="T3">5.3.8 Ensure SSH IgnoreRhosts is enabled (Automated)</text:span></text:a><text:span text:style-name="T3"> </text:span></text:p>
      <text:p text:style-name="P9"><text:a xlink:type="simple" xlink:href="#_heading=h.488uthg" text:style-name="ListLabel_20_3" text:visited-style-name="ListLabel_20_3"><text:span text:style-name="T3">5.3.9 Ensure SSH HostbasedAuthentication is disabled (Automated)</text:span></text:a><text:span text:style-name="T3"> </text:span></text:p>
      <text:p text:style-name="P9"><text:a xlink:type="simple" xlink:href="#_heading=h.2ne53p9" text:style-name="ListLabel_20_2" text:visited-style-name="ListLabel_20_2"><text:span text:style-name="T1">5.3.10 Ensure SSH root login is disabled (Automated)</text:span></text:a><text:span text:style-name="T1"> </text:span></text:p>
      <text:p text:style-name="P9"><text:a xlink:type="simple" xlink:href="#_heading=h.12jfdx2" text:style-name="ListLabel_20_3" text:visited-style-name="ListLabel_20_3"><text:span text:style-name="T3">5.3.11 Ensure SSH PermitEmptyPasswords is disabled (Automated)</text:span></text:a><text:span text:style-name="T3"> </text:span></text:p>
      <text:p text:style-name="P9"><text:a xlink:type="simple" xlink:href="#_heading=h.3mj2wkv" text:style-name="ListLabel_20_3" text:visited-style-name="ListLabel_20_3"><text:span text:style-name="T3">5.3.12 Ensure SSH PermitUserEnvironment is disabled (Automated)</text:span></text:a><text:span text:style-name="T3"> </text:span></text:p>
      <text:p text:style-name="P9"><text:a xlink:type="simple" xlink:href="#_heading=h.21od6so" text:style-name="ListLabel_20_3" text:visited-style-name="ListLabel_20_3"><text:span text:style-name="T3">5.3.13 Ensure only strong Ciphers are used (Automated)</text:span></text:a><text:span text:style-name="T3"> </text:span></text:p>
      <text:p text:style-name="P9"><text:a xlink:type="simple" xlink:href="#_heading=h.gtnh0h" text:style-name="ListLabel_20_3" text:visited-style-name="ListLabel_20_3"><text:span text:style-name="T3">5.3.14 Ensure only strong MAC algorithms are used (Automated)</text:span></text:a><text:span text:style-name="T3"> </text:span></text:p>
      <text:p text:style-name="P9"><text:a xlink:type="simple" xlink:href="#_heading=h.30tazoa" text:style-name="ListLabel_20_3" text:visited-style-name="ListLabel_20_3"><text:span text:style-name="T3">5.3.15 Ensure only strong Key Exchange algorithms are used (Automated)</text:span></text:a></text:p>
      <text:p text:style-name="P9"><text:a xlink:type="simple" xlink:href="#_heading=h.1fyl9w3" text:style-name="ListLabel_20_3" text:visited-style-name="ListLabel_20_3"><text:span text:style-name="T3">5.3.16 Ensure SSH Idle Timeout Interval is configured (Automated)</text:span></text:a></text:p>
      <text:p text:style-name="P9"><text:a xlink:type="simple" xlink:href="#_heading=h.3zy8sjw" text:style-name="ListLabel_20_3" text:visited-style-name="ListLabel_20_3"><text:span text:style-name="T3">5.3.17 Ensure SSH LoginGraceTime is set to one minute or less (Automated)</text:span></text:a><text:span text:style-name="T3"> </text:span></text:p>
      <text:p text:style-name="P9"><text:a xlink:type="simple" xlink:href="#_heading=h.2f3j2rp" text:style-name="ListLabel_20_3" text:visited-style-name="ListLabel_20_3"><text:span text:style-name="T3">5.3.18 Ensure SSH warning banner is configured (Automated)</text:span></text:a><text:span text:style-name="T3"> </text:span></text:p>
      <text:p text:style-name="P9"><text:a xlink:type="simple" xlink:href="#_heading=h.u8tczi" text:style-name="ListLabel_20_2" text:visited-style-name="ListLabel_20_2"><text:span text:style-name="T1">5.3.19 Ensure SSH PAM is enabled (Automated)</text:span></text:a><text:span text:style-name="T1"> </text:span></text:p>
      <text:p text:style-name="P9"><text:a xlink:type="simple" xlink:href="#_heading=h.3e8gvnb" text:style-name="ListLabel_20_3" text:visited-style-name="ListLabel_20_3"><text:span text:style-name="T3">5.3.20 Ensure SSH AllowTcpForwarding is disabled (Automated)</text:span></text:a><text:span text:style-name="T3"> </text:span></text:p>
      <text:p text:style-name="P9"><text:a xlink:type="simple" xlink:href="#_heading=h.1tdr5v4" text:style-name="ListLabel_20_3" text:visited-style-name="ListLabel_20_3"><text:span text:style-name="T3">5.3.21 Ensure SSH MaxStartups is configured (Automated)</text:span></text:a><text:span text:style-name="T3"> </text:span></text:p>
      <text:p text:style-name="P9"><text:a xlink:type="simple" xlink:href="#_heading=h.4ddeoix" text:style-name="ListLabel_20_2" text:visited-style-name="ListLabel_20_2"><text:span text:style-name="T1">5.3.22 Ensure SSH MaxSessions is limited (Automated)</text:span></text:a><text:span text:style-name="T1"> </text:span></text:p>
      <text:h text:style-name="Heading_20_2" text:outline-level="2"><text:a xlink:type="simple" xlink:href="#_heading=h.2sioyqq" text:style-name="ListLabel_20_6" text:visited-style-name="ListLabel_20_6"><text:span text:style-name="T5">5.4 Configure PAM</text:span></text:a></text:h>
      <text:p text:style-name="P9"><text:a xlink:type="simple" xlink:href="#_heading=h.17nz8yj" text:style-name="ListLabel_20_3" text:visited-style-name="ListLabel_20_3"><text:span text:style-name="T3">5.4.1 Ensure password creation requirements are configured (Automated) </text:span></text:a></text:p>
      <text:p text:style-name="P9"><text:a xlink:type="simple" xlink:href="#_heading=h.3rnmrmc" text:style-name="ListLabel_20_3" text:visited-style-name="ListLabel_20_3"><text:span text:style-name="T3">5.4.2 Ensure lockout for failed password attempts is configured (Automated)</text:span></text:a><text:span text:style-name="T3"> </text:span></text:p>
      <text:p text:style-name="P9"><text:soft-page-break/><text:a xlink:type="simple" xlink:href="#_heading=h.26sx1u5" text:style-name="ListLabel_20_3" text:visited-style-name="ListLabel_20_3"><text:span text:style-name="T3">5.4.3 Ensure password reuse is limited (Automated)</text:span></text:a><text:span text:style-name="T3"> </text:span></text:p>
      <text:p text:style-name="P9"><text:a xlink:type="simple" xlink:href="#_heading=h.ly7c1y" text:style-name="ListLabel_20_3" text:visited-style-name="ListLabel_20_3"><text:span text:style-name="T3">5.4.4 Ensure password hashing algorithm is SHA-512 (Automated)</text:span></text:a><text:span text:style-name="T3"> </text:span></text:p>
      <text:h text:style-name="Heading_20_2" text:outline-level="2"><text:a xlink:type="simple" xlink:href="#_heading=h.35xuupr" text:style-name="ListLabel_20_1" text:visited-style-name="ListLabel_20_1">5.5 User Accounts and Environment</text:a></text:h>
      <text:h text:style-name="Heading_20_3" text:outline-level="3"><text:a xlink:type="simple" xlink:href="#_heading=h.1l354xk" text:style-name="ListLabel_20_1" text:visited-style-name="ListLabel_20_1">5.5.1 Set Shadow Password Suite Parameters</text:a></text:h>
      <text:p text:style-name="P13"><text:a xlink:type="simple" xlink:href="#_heading=h.452snld" text:style-name="ListLabel_20_5" text:visited-style-name="ListLabel_20_5"><text:span text:style-name="T4">5.5.1.1 Ensure minimum days between password changes is configured </text:span></text:a></text:p>
      <text:p text:style-name="P13"><text:a xlink:type="simple" xlink:href="#_heading=h.2k82xt6" text:style-name="ListLabel_20_5" text:visited-style-name="ListLabel_20_5"><text:span text:style-name="T4">5.5.1.2 Ensure password expiration is 365 days or less (Automated)</text:span></text:a><text:span text:style-name="T4"> </text:span></text:p>
      <text:p text:style-name="P13"><text:a xlink:type="simple" xlink:href="#_heading=h.zdd80z" text:style-name="ListLabel_20_5" text:visited-style-name="ListLabel_20_5"><text:span text:style-name="T4">5.5.1.3 Ensure password expiration warning days is 7 or more (Automated)</text:span></text:a><text:span text:style-name="T4"> </text:span></text:p>
      <text:p text:style-name="P13"><text:a xlink:type="simple" xlink:href="#_heading=h.3jd0qos" text:style-name="ListLabel_20_5" text:visited-style-name="ListLabel_20_5"><text:span text:style-name="T4">5.5.1.4 Ensure inactive password lock is 30 days or less (Automated)</text:span></text:a><text:span text:style-name="T4"> </text:span></text:p>
      <text:p text:style-name="P13"><text:a xlink:type="simple" xlink:href="#_heading=h.1yib0wl" text:style-name="ListLabel_20_5" text:visited-style-name="ListLabel_20_5"><text:span text:style-name="T4">5.5.1.5 Ensure all users last password change date is in the past (Automated)</text:span></text:a><text:span text:style-name="T4"> </text:span></text:p>
      <text:p text:style-name="P10"><text:a xlink:type="simple" xlink:href="#_heading=h.4ihyjke" text:style-name="ListLabel_20_3" text:visited-style-name="ListLabel_20_3"><text:span text:style-name="T3">5.5.2 Ensure system accounts are secured (Automated)</text:span></text:a><text:span text:style-name="T3"> </text:span></text:p>
      <text:p text:style-name="P10"><text:a xlink:type="simple" xlink:href="#_heading=h.2xn8ts7" text:style-name="ListLabel_20_3" text:visited-style-name="ListLabel_20_3"><text:span text:style-name="T3">5.5.3 Ensure default group for the root account is GID 0 (Automated)</text:span></text:a><text:span text:style-name="T3"> </text:span></text:p>
      <text:p text:style-name="P10"><text:a xlink:type="simple" xlink:href="#_heading=h.1csj400" text:style-name="ListLabel_20_3" text:visited-style-name="ListLabel_20_3"><text:span text:style-name="T3">5.5.4 Ensure default user umask is 027 or more restrictive (Automated)</text:span></text:a><text:span text:style-name="T3"> </text:span></text:p>
      <text:p text:style-name="P10"><text:a xlink:type="simple" xlink:href="#_heading=h.3ws6mnt" text:style-name="ListLabel_20_3" text:visited-style-name="ListLabel_20_3"><text:span text:style-name="T3">5.5.5 Ensure default user shell timeout is 900 seconds or less (Automated)</text:span></text:a></text:p>
      <text:p text:style-name="P4"><text:a xlink:type="simple" xlink:href="#_heading=h.2bxgwvm" text:style-name="ListLabel_20_3" text:visited-style-name="ListLabel_20_3"><text:span text:style-name="T3">5.6 Ensure root login is restricted to system console (Manual)</text:span></text:a><text:span text:style-name="T3"> </text:span></text:p>
      <text:p text:style-name="P4"><text:a xlink:type="simple" xlink:href="#_heading=h.r2r73f" text:style-name="ListLabel_20_3" text:visited-style-name="ListLabel_20_3"><text:span text:style-name="T3">5.7 Ensure access to the su command is restricted (Automated)</text:span></text:a><text:span text:style-name="T3"> </text:span></text:p>
      <text:p text:style-name="P1"/>
      <text:h text:style-name="P14" text:outline-level="1"><text:a xlink:type="simple" xlink:href="#_heading=h.3b2epr8" text:style-name="ListLabel_20_1" text:visited-style-name="ListLabel_20_1">6 System Maintenance<text:tab/></text:a><text:a xlink:type="simple" xlink:href="#_heading=h.3b2epr8" text:style-name="ListLabel_20_7" text:visited-style-name="ListLabel_20_7"><text:span text:style-name="T6"> </text:span></text:a></text:h>
      <text:h text:style-name="Heading_20_2" text:outline-level="2"><text:a xlink:type="simple" xlink:href="#_heading=h.1q7ozz1" text:style-name="ListLabel_20_1" text:visited-style-name="ListLabel_20_1">6.1 System File Permissions</text:a></text:h>
      <text:p text:style-name="P10"><text:a xlink:type="simple" xlink:href="#_heading=h.4a7cimu" text:style-name="ListLabel_20_2" text:visited-style-name="ListLabel_20_2"><text:span text:style-name="T1">6.1.1 Audit system file permissions (Manual)</text:span></text:a><text:span text:style-name="T1"> </text:span></text:p>
      <text:p text:style-name="P10"><text:a xlink:type="simple" xlink:href="#_heading=h.2pcmsun" text:style-name="ListLabel_20_2" text:visited-style-name="ListLabel_20_2"><text:span text:style-name="T1">6.1.2 Ensure permissions on /etc/passwd are configured (Automated)</text:span></text:a><text:span text:style-name="T1"> </text:span></text:p>
      <text:p text:style-name="P10"><text:a xlink:type="simple" xlink:href="#_heading=h.14hx32g" text:style-name="ListLabel_20_3" text:visited-style-name="ListLabel_20_3"><text:span text:style-name="T3">6.1.3 Ensure permissions on /etc/passwd- are configured (Automated)</text:span></text:a><text:span text:style-name="T3"> </text:span></text:p>
      <text:p text:style-name="P10"><text:a xlink:type="simple" xlink:href="#_heading=h.3ohklq9" text:style-name="ListLabel_20_2" text:visited-style-name="ListLabel_20_2"><text:span text:style-name="T1">6.1.4 Ensure permissions on /etc/group are configured (Automated)</text:span></text:a><text:span text:style-name="T1"> </text:span></text:p>
      <text:p text:style-name="P10"><text:a xlink:type="simple" xlink:href="#_heading=h.23muvy2" text:style-name="ListLabel_20_2" text:visited-style-name="ListLabel_20_2"><text:span text:style-name="T1">6.1.5 Ensure permissions on /etc/group- are configured (Automated)</text:span></text:a><text:span text:style-name="T1"> </text:span></text:p>
      <text:p text:style-name="P10"><text:a xlink:type="simple" xlink:href="#_heading=h.is565v" text:style-name="ListLabel_20_2" text:visited-style-name="ListLabel_20_2"><text:span text:style-name="T1">6.1.6 Ensure permissions on /etc/shadow are configured (Automated)</text:span></text:a><text:span text:style-name="T1"> </text:span></text:p>
      <text:p text:style-name="P10"><text:a xlink:type="simple" xlink:href="#_heading=h.32rsoto" text:style-name="ListLabel_20_3" text:visited-style-name="ListLabel_20_3"><text:span text:style-name="T3">6.1.7 Ensure permissions on /etc/shadow- are configured (Automated)</text:span></text:a><text:span text:style-name="T3"> </text:span></text:p>
      <text:p text:style-name="P10"><text:a xlink:type="simple" xlink:href="#_heading=h.1hx2z1h" text:style-name="ListLabel_20_2" text:visited-style-name="ListLabel_20_2"><text:span text:style-name="T1">6.1.8 Ensure permissions on /etc/gshadow are configured (Automated)</text:span></text:a><text:span text:style-name="T1"> </text:span></text:p>
      <text:p text:style-name="P10"><text:a xlink:type="simple" xlink:href="#_heading=h.41wqhpa" text:style-name="ListLabel_20_2" text:visited-style-name="ListLabel_20_2"><text:span text:style-name="T1">6.1.9 Ensure permissions on /etc/gshadow- are configured (Automated)</text:span></text:a><text:span text:style-name="T1"> </text:span></text:p>
      <text:p text:style-name="P10"><text:a xlink:type="simple" xlink:href="#_heading=h.2h20rx3" text:style-name="ListLabel_20_3" text:visited-style-name="ListLabel_20_3"><text:span text:style-name="T3">6.1.10 Ensure no world writable files exist (Automated)</text:span></text:a><text:span text:style-name="T3"> </text:span></text:p>
      <text:p text:style-name="P10"><text:a xlink:type="simple" xlink:href="#_heading=h.w7b24w" text:style-name="ListLabel_20_3" text:visited-style-name="ListLabel_20_3"><text:span text:style-name="T3">6.1.11 Ensure no unowned files or directories exist (Automated)</text:span></text:a><text:span text:style-name="T3"> </text:span></text:p>
      <text:p text:style-name="P10"><text:a xlink:type="simple" xlink:href="#_heading=h.3g6yksp" text:style-name="ListLabel_20_3" text:visited-style-name="ListLabel_20_3"><text:span text:style-name="T3">6.1.12 Ensure no ungrouped files or directories exist (Automated)</text:span></text:a><text:span text:style-name="T3"> </text:span></text:p>
      <text:p text:style-name="P10"><text:a xlink:type="simple" xlink:href="#_heading=h.1vc8v0i" text:style-name="ListLabel_20_3" text:visited-style-name="ListLabel_20_3"><text:span text:style-name="T3">6.1.13 Audit SUID executables (Manual)</text:span></text:a><text:span text:style-name="T3"> </text:span></text:p>
      <text:p text:style-name="P10"><text:a xlink:type="simple" xlink:href="#_heading=h.4fbwdob" text:style-name="ListLabel_20_3" text:visited-style-name="ListLabel_20_3"><text:span text:style-name="T3">6.1.14 Audit SGID executables (Manual)</text:span></text:a><text:span text:style-name="T3"> </text:span></text:p>
      <text:h text:style-name="Heading_20_2" text:outline-level="2"><text:a xlink:type="simple" xlink:href="#_heading=h.2uh6nw4" text:style-name="ListLabel_20_1" text:visited-style-name="ListLabel_20_1">6.2 User and Group Settings</text:a></text:h>
      <text:p text:style-name="P10"><text:a xlink:type="simple" xlink:href="#_heading=h.19mgy3x" text:style-name="ListLabel_20_3" text:visited-style-name="ListLabel_20_3"><text:span text:style-name="T3">6.2.1 Ensure accounts in /etc/passwd use shadowed passwords (Automated)</text:span></text:a><text:span text:style-name="T3"> </text:span></text:p>
      <text:p text:style-name="P10"><text:a xlink:type="simple" xlink:href="#_heading=h.3tm4grq" text:style-name="ListLabel_20_3" text:visited-style-name="ListLabel_20_3"><text:span text:style-name="T3">6.2.2 Ensure password fields are not empty (Automated)</text:span></text:a><text:span text:style-name="T3"> </text:span></text:p>
      <text:p text:style-name="P10"><text:a xlink:type="simple" xlink:href="#_heading=h.28reqzj" text:style-name="ListLabel_20_3" text:visited-style-name="ListLabel_20_3"><text:span text:style-name="T3">6.2.3 Ensure all groups in /etc/passwd exist in /etc/group (Automated)</text:span></text:a><text:span text:style-name="T3"> </text:span></text:p>
      <text:p text:style-name="P10"><text:a xlink:type="simple" xlink:href="#_heading=h.nwp17c" text:style-name="ListLabel_20_3" text:visited-style-name="ListLabel_20_3"><text:span text:style-name="T3">6.2.4 Ensure all users' home directories exist (Automated)</text:span></text:a><text:span text:style-name="T3"> </text:span></text:p>
      <text:p text:style-name="P10"><text:soft-page-break/><text:a xlink:type="simple" xlink:href="#_heading=h.37wcjv5" text:style-name="ListLabel_20_3" text:visited-style-name="ListLabel_20_3"><text:span text:style-name="T3">6.2.5 Ensure users own their home directories (Automated)</text:span></text:a><text:span text:style-name="T3"> </text:span></text:p>
      <text:p text:style-name="P10"><text:a xlink:type="simple" xlink:href="#_heading=h.1n1mu2y" text:style-name="ListLabel_20_3" text:visited-style-name="ListLabel_20_3"><text:span text:style-name="T3">6.2.6 Ensure users' home directories permissions are 750 or more restrictive</text:span></text:a></text:p>
      <text:p text:style-name="P4"><text:a xlink:type="simple" xlink:href="#_heading=h.471acqr" text:style-name="ListLabel_20_3" text:visited-style-name="ListLabel_20_3"><text:span text:style-name="T3">(Automated)</text:span></text:a><text:span text:style-name="T3"> </text:span></text:p>
      <text:p text:style-name="P10"><text:a xlink:type="simple" xlink:href="#_heading=h.2m6kmyk" text:style-name="ListLabel_20_3" text:visited-style-name="ListLabel_20_3"><text:span text:style-name="T3">6.2.7 Ensure users' dot files are not group or world writable (Automated)</text:span></text:a><text:span text:style-name="T3"> </text:span></text:p>
      <text:p text:style-name="P3"><text:a xlink:type="simple" xlink:href="#_heading=h.11bux6d" text:style-name="ListLabel_20_3" text:visited-style-name="ListLabel_20_3"><text:span text:style-name="T3">6.2.8 Ensure no users have .netrc files (Automated)</text:span></text:a><text:span text:style-name="T3"> </text:span></text:p>
      <text:p text:style-name="P3"><text:a xlink:type="simple" xlink:href="#_heading=h.3lbifu6" text:style-name="ListLabel_20_3" text:visited-style-name="ListLabel_20_3"><text:span text:style-name="T3">6.2.9 Ensure no users have .forward files (Automated)</text:span></text:a><text:span text:style-name="T3"> </text:span></text:p>
      <text:p text:style-name="P3"><text:a xlink:type="simple" xlink:href="#_heading=h.20gsq1z" text:style-name="ListLabel_20_3" text:visited-style-name="ListLabel_20_3"><text:span text:style-name="T3">6.2.10 Ensure no users have .rhosts files (Automated)</text:span></text:a><text:span text:style-name="T3"> </text:span></text:p>
      <text:p text:style-name="P3"><text:a xlink:type="simple" xlink:href="#_heading=h.4kgg8ps" text:style-name="ListLabel_20_3" text:visited-style-name="ListLabel_20_3"><text:span text:style-name="T3">6.2.11 Ensure root is the only UID 0 account (Automated)</text:span></text:a><text:span text:style-name="T3"> </text:span></text:p>
      <text:p text:style-name="P3"><text:a xlink:type="simple" xlink:href="#_heading=h.2zlqixl" text:style-name="ListLabel_20_3" text:visited-style-name="ListLabel_20_3"><text:span text:style-name="T3">6.2.12 Ensure root PATH Integrity (Automated)</text:span></text:a><text:span text:style-name="T3"> </text:span></text:p>
      <text:p text:style-name="P3"><text:a xlink:type="simple" xlink:href="#_heading=h.1er0t5e" text:style-name="ListLabel_20_3" text:visited-style-name="ListLabel_20_3"><text:span text:style-name="T3">6.2.13 Ensure no duplicate UIDs exist (Automated)</text:span></text:a><text:span text:style-name="T3"> </text:span></text:p>
      <text:p text:style-name="P3"><text:a xlink:type="simple" xlink:href="#_heading=h.3yqobt7" text:style-name="ListLabel_20_3" text:visited-style-name="ListLabel_20_3"><text:span text:style-name="T3">6.2.14 Ensure no duplicate GIDs exist (Automated)</text:span></text:a><text:span text:style-name="T3"> </text:span></text:p>
      <text:p text:style-name="P3"><text:a xlink:type="simple" xlink:href="#_heading=h.2dvym10" text:style-name="ListLabel_20_3" text:visited-style-name="ListLabel_20_3"><text:span text:style-name="T3">6.2.15 Ensure no duplicate user names exist (Automated)<text:tab/></text:span></text:a></text:p>
      <text:p text:style-name="P3"><text:a xlink:type="simple" xlink:href="#_heading=h.t18w8t" text:style-name="ListLabel_20_3" text:visited-style-name="ListLabel_20_3"><text:span text:style-name="T3">6.2.16 Ensure no duplicate group names exist (Automated)<text:tab/></text:span></text:a></text:p>
      <text:p text:style-name="P3"><text:a xlink:type="simple" xlink:href="#_heading=h.3d0wewm" text:style-name="ListLabel_20_3" text:visited-style-name="ListLabel_20_3"><text:span text:style-name="T3">6.2.17 Ensure shadow group is empty (Automated)<text:tab/></text:span></text:a></text:p>
      <text:p text:style-name="P6"/>
      <text:p text:style-name="P2">* Strikethrough: Not complete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SG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SG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0071in" fo:margin-right="0in" fo:margin-top="0in" fo:margin-bottom="0.0346in" loext:contextual-spacing="false" fo:text-align="start" style:justify-single-word="false" fo:keep-together="always" fo:orphans="2" fo:widows="2" fo:text-indent="-0.0071in" style:auto-text-indent="false" fo:keep-with-next="always" style:writing-mode="lr-tb"/>
      <style:text-properties fo:color="#2e3640"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language-asian="en" style:country-asian="SG" style:font-weight-asian="bold" style:font-name-complex="Calibri1" style:font-family-complex="Calibri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.0071in" fo:margin-right="0in" fo:margin-top="0in" fo:margin-bottom="0.0819in" loext:contextual-spacing="false" fo:text-align="start" style:justify-single-word="false" fo:keep-together="always" fo:orphans="2" fo:widows="2" fo:text-indent="-0.0071in" style:auto-text-indent="false" fo:keep-with-next="always" style:writing-mode="lr-tb"/>
      <style:text-properties fo:color="#2e3640" style:font-name="Calibri" fo:font-family="Calibri" style:font-family-generic="roman" style:font-pitch="variable" fo:font-size="18pt" fo:font-style="italic" fo:font-weight="bold" style:font-name-asian="Calibri1" style:font-family-asian="Calibri" style:font-family-generic-asian="system" style:font-pitch-asian="variable" style:font-size-asian="18pt" style:language-asian="en" style:country-asian="SG" style:font-style-asian="italic" style:font-weight-asian="bold" style:font-name-complex="Calibri1" style:font-family-complex="Calibri" style:font-family-generic-complex="system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0071in" fo:margin-right="0in" fo:margin-top="0in" fo:margin-bottom="0.0346in" loext:contextual-spacing="false" fo:text-align="start" style:justify-single-word="false" fo:keep-together="always" fo:orphans="2" fo:widows="2" fo:text-indent="-0.0071in" style:auto-text-indent="false" fo:keep-with-next="always" style:writing-mode="lr-tb"/>
      <style:text-properties fo:color="#2e3640"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language-asian="en" style:country-asian="SG" style:font-weight-asian="bold" style:font-name-complex="Calibri1" style:font-family-complex="Calibri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0.0071in" fo:margin-right="0in" fo:margin-top="0in" fo:margin-bottom="0.0819in" loext:contextual-spacing="false" fo:text-align="start" style:justify-single-word="false" fo:keep-together="always" fo:orphans="2" fo:widows="2" fo:text-indent="-0.0071in" style:auto-text-indent="false" fo:keep-with-next="always" style:writing-mode="lr-tb"/>
      <style:text-properties fo:color="#2e3640" style:font-name="Calibri" fo:font-family="Calibri" style:font-family-generic="roman" style:font-pitch="variable" fo:font-size="18pt" fo:font-style="italic" fo:font-weight="bold" style:font-name-asian="Calibri1" style:font-family-asian="Calibri" style:font-family-generic-asian="system" style:font-pitch-asian="variable" style:font-size-asian="18pt" style:language-asian="en" style:country-asian="SG" style:font-style-asian="italic" style:font-weight-asian="bold" style:font-name-complex="Calibri1" style:font-family-complex="Calibri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0.0071in" fo:margin-right="0in" fo:margin-top="0in" fo:margin-bottom="0.122in" loext:contextual-spacing="false" fo:line-height="112%" fo:text-align="start" style:justify-single-word="false" fo:keep-together="always" fo:orphans="2" fo:widows="2" fo:text-indent="-0.0071in" style:auto-text-indent="false" fo:keep-with-next="always" style:writing-mode="lr-tb"/>
      <style:text-properties fo:color="#2e3640" style:font-name="Calibri" fo:font-family="Calibri" style:font-family-generic="roman" style:font-pitch="variable" fo:font-size="16pt" fo:font-style="italic" style:font-name-asian="Calibri1" style:font-family-asian="Calibri" style:font-family-generic-asian="system" style:font-pitch-asian="variable" style:font-size-asian="16pt" style:language-asian="en" style:country-asian="SG" style:font-style-asian="italic" style:font-name-complex="Calibri1" style:font-family-complex="Calibri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.0071in" fo:margin-right="0in" fo:margin-top="0in" fo:margin-bottom="0.0126in" loext:contextual-spacing="false" fo:line-height="112%" fo:text-align="start" style:justify-single-word="false" fo:keep-together="always" fo:orphans="2" fo:widows="2" fo:text-indent="-0.0071in" style:auto-text-indent="false" fo:keep-with-next="always" style:writing-mode="lr-tb"/>
      <style:text-properties fo:color="#000000" style:font-name="Cambria" fo:font-family="Cambria" style:font-family-generic="roman" style:font-pitch="variable" fo:font-size="12pt" style:text-underline-style="solid" style:text-underline-width="auto" style:text-underline-color="#000000" style:font-name-asian="Cambria1" style:font-family-asian="Cambria" style:font-family-generic-asian="system" style:font-pitch-asian="variable" style:font-size-asian="12pt" style:language-asian="en" style:country-asian="SG" style:font-name-complex="Cambria1" style:font-family-complex="Cambria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.0071in" fo:margin-right="0in" fo:margin-top="0in" fo:margin-bottom="0.122in" loext:contextual-spacing="false" fo:line-height="112%" fo:text-align="start" style:justify-single-word="false" fo:keep-together="always" fo:orphans="2" fo:widows="2" fo:text-indent="-0.0071in" style:auto-text-indent="false" fo:keep-with-next="always" style:writing-mode="lr-tb"/>
      <style:text-properties fo:color="#2e3640" style:font-name="Calibri" fo:font-family="Calibri" style:font-family-generic="roman" style:font-pitch="variable" fo:font-size="16pt" fo:font-style="italic" style:font-name-asian="Calibri1" style:font-family-asian="Calibri" style:font-family-generic-asian="system" style:font-pitch-asian="variable" style:font-size-asian="16pt" style:language-asian="en" style:country-asian="SG" style:font-style-asian="italic" style:font-name-complex="Calibri1" style:font-family-complex="Calibri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.0071in" fo:margin-right="0in" fo:margin-top="0in" fo:margin-bottom="0.122in" loext:contextual-spacing="false" fo:line-height="112%" fo:text-align="start" style:justify-single-word="false" fo:keep-together="always" fo:orphans="2" fo:widows="2" fo:text-indent="-0.0071in" style:auto-text-indent="false" fo:keep-with-next="always" style:writing-mode="lr-tb"/>
      <style:text-properties fo:color="#2e3640" style:font-name="Calibri" fo:font-family="Calibri" style:font-family-generic="roman" style:font-pitch="variable" fo:font-size="16pt" fo:font-style="italic" style:font-name-asian="Calibri1" style:font-family-asian="Calibri" style:font-family-generic-asian="system" style:font-pitch-asian="variable" style:font-size-asian="16pt" style:language-asian="en" style:country-asian="SG" style:font-style-asian="italic" style:font-name-complex="Calibri1" style:font-family-complex="Calibri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0.0071in" fo:margin-right="0in" fo:margin-top="0in" fo:margin-bottom="0.122in" loext:contextual-spacing="false" fo:line-height="112%" fo:text-align="start" style:justify-single-word="false" fo:keep-together="always" fo:orphans="2" fo:widows="2" fo:text-indent="-0.0071in" style:auto-text-indent="false" fo:keep-with-next="always" style:writing-mode="lr-tb"/>
      <style:text-properties fo:color="#2e3640" style:font-name="Calibri" fo:font-family="Calibri" style:font-family-generic="roman" style:font-pitch="variable" fo:font-size="16pt" fo:font-style="italic" style:font-name-asian="Calibri1" style:font-family-asian="Calibri" style:font-family-generic-asian="system" style:font-pitch-asian="variable" style:font-size-asian="16pt" style:language-asian="en" style:country-asian="SG" style:font-style-asian="italic" style:font-name-complex="Calibri1" style:font-family-complex="Calibri" style:font-family-generic-complex="system" style:font-pitch-complex="variable"/>
    </style:style>
    <style:style style:name="Contents_20_2" style:display-name="Contents 2" style:family="paragraph" style:parent-style-name="Standard" style:default-outline-level="" style:class="index">
      <style:paragraph-properties fo:margin-left="0.3508in" fo:margin-right="0.0161in" fo:margin-top="0in" fo:margin-bottom="0.078in" loext:contextual-spacing="false" fo:line-height="112%" fo:text-align="start" style:justify-single-word="false" fo:orphans="2" fo:widows="2" fo:text-indent="-0.0071in" style:auto-text-indent="false" style:writing-mode="lr-tb"/>
      <style:text-properties fo:color="#000000" style:font-name="Cambria" fo:font-family="Cambria" style:font-family-generic="roman" style:font-pitch="variable" fo:font-size="12pt" style:font-name-asian="Cambria1" style:font-family-asian="Cambria" style:font-family-generic-asian="system" style:font-pitch-asian="variable" style:font-size-asian="12pt" style:language-asian="en" style:country-asian="SG" style:font-name-complex="Cambria1" style:font-family-complex="Cambria" style:font-family-generic-complex="system" style:font-pitch-complex="variable"/>
    </style:style>
    <style:style style:name="Contents_20_3" style:display-name="Contents 3" style:family="paragraph" style:parent-style-name="Standard" style:default-outline-level="" style:class="index">
      <style:paragraph-properties fo:margin-left="0.1839in" fo:margin-right="0.0161in" fo:margin-top="0in" fo:margin-bottom="0.0772in" loext:contextual-spacing="false" fo:line-height="112%" fo:text-align="start" style:justify-single-word="false" fo:orphans="2" fo:widows="2" fo:text-indent="-0.0071in" style:auto-text-indent="false" style:writing-mode="lr-tb"/>
      <style:text-properties fo:color="#000000" style:font-name="Cambria" fo:font-family="Cambria" style:font-family-generic="roman" style:font-pitch="variable" fo:font-size="12pt" style:font-name-asian="Cambria1" style:font-family-asian="Cambria" style:font-family-generic-asian="system" style:font-pitch-asian="variable" style:font-size-asian="12pt" style:language-asian="en" style:country-asian="SG" style:font-name-complex="Cambria1" style:font-family-complex="Cambria" style:font-family-generic-complex="system" style:font-pitch-complex="variable"/>
    </style:style>
    <style:style style:name="Contents_20_4" style:display-name="Contents 4" style:family="paragraph" style:parent-style-name="Standard" style:default-outline-level="" style:class="index">
      <style:paragraph-properties fo:margin-left="0.0228in" fo:margin-right="0.0118in" fo:margin-top="0in" fo:margin-bottom="0.0783in" loext:contextual-spacing="false" fo:line-height="111%" fo:text-align="end" style:justify-single-word="false" fo:orphans="2" fo:widows="2" fo:text-indent="-0.0071in" style:auto-text-indent="false" style:writing-mode="lr-tb"/>
      <style:text-properties fo:color="#000000" style:font-name="Cambria" fo:font-family="Cambria" style:font-family-generic="roman" style:font-pitch="variable" fo:font-size="12pt" style:font-name-asian="Cambria1" style:font-family-asian="Cambria" style:font-family-generic-asian="system" style:font-pitch-asian="variable" style:font-size-asian="12pt" style:language-asian="en" style:country-asian="SG" style:font-name-complex="Cambria1" style:font-family-complex="Cambria" style:font-family-generic-complex="system" style:font-pitch-complex="variable"/>
    </style:style>
    <style:style style:name="Contents_20_6" style:display-name="Contents 6" style:family="paragraph" style:parent-style-name="Standard" style:default-outline-level="" style:class="index">
      <style:paragraph-properties fo:margin-left="0.6839in" fo:margin-right="0.0118in" fo:margin-top="0in" fo:margin-bottom="0.0791in" loext:contextual-spacing="false" fo:line-height="112%" fo:text-align="start" style:justify-single-word="false" fo:orphans="2" fo:widows="2" fo:text-indent="-0.0071in" style:auto-text-indent="false" style:writing-mode="lr-tb"/>
      <style:text-properties fo:color="#000000" style:font-name="Cambria" fo:font-family="Cambria" style:font-family-generic="roman" style:font-pitch="variable" fo:font-size="12pt" style:font-name-asian="Cambria1" style:font-family-asian="Cambria" style:font-family-generic-asian="system" style:font-pitch-asian="variable" style:font-size-asian="12pt" style:language-asian="en" style:country-asian="SG" style:font-name-complex="Cambria1" style:font-family-complex="Cambria" style:font-family-generic-complex="system" style:font-pitch-complex="variable"/>
    </style:style>
    <style:style style:name="Contents_20_7" style:display-name="Contents 7" style:family="paragraph" style:parent-style-name="Standard" style:default-outline-level="" style:class="index">
      <style:paragraph-properties fo:margin-left="0.6839in" fo:margin-right="0.0118in" fo:margin-top="0in" fo:margin-bottom="0.0772in" loext:contextual-spacing="false" fo:line-height="112%" fo:text-align="start" style:justify-single-word="false" fo:orphans="2" fo:widows="2" fo:text-indent="-0.0071in" style:auto-text-indent="false" style:writing-mode="lr-tb"/>
      <style:text-properties fo:color="#000000" style:font-name="Cambria" fo:font-family="Cambria" style:font-family-generic="roman" style:font-pitch="variable" fo:font-size="12pt" style:font-name-asian="Cambria1" style:font-family-asian="Cambria" style:font-family-generic-asian="system" style:font-pitch-asian="variable" style:font-size-asian="12pt" style:language-asian="en" style:country-asian="SG" style:font-name-complex="Cambria1" style:font-family-complex="Cambria" style:font-family-generic-complex="system" style:font-pitch-complex="variable"/>
    </style:style>
    <style:style style:name="Contents_20_9" style:display-name="Contents 9" style:family="paragraph" style:parent-style-name="Standard" style:default-outline-level="" style:class="index">
      <style:paragraph-properties fo:margin-left="0.6839in" fo:margin-right="0.0161in" fo:margin-top="0in" fo:margin-bottom="0.078in" loext:contextual-spacing="false" fo:line-height="112%" fo:text-align="start" style:justify-single-word="false" fo:orphans="2" fo:widows="2" fo:text-indent="-0.0071in" style:auto-text-indent="false" style:writing-mode="lr-tb"/>
      <style:text-properties fo:color="#000000" style:font-name="Cambria" fo:font-family="Cambria" style:font-family-generic="roman" style:font-pitch="variable" fo:font-size="12pt" style:font-name-asian="Cambria1" style:font-family-asian="Cambria" style:font-family-generic-asian="system" style:font-pitch-asian="variable" style:font-size-asian="12pt" style:language-asian="en" style:country-asian="SG" style:font-name-complex="Cambria1" style:font-family-complex="Cambria" style:font-family-generic-complex="system" style:font-pitch-complex="variable"/>
    </style:style>
    <style:style style:name="toc_20_10" style:display-name="toc 10" style:family="paragraph" style:default-outline-level="">
      <style:paragraph-properties fo:margin-left="0.6839in" fo:margin-right="0.0118in" fo:margin-top="0in" fo:margin-bottom="0.0772in" loext:contextual-spacing="false" fo:line-height="112%" fo:text-align="start" style:justify-single-word="false" fo:orphans="2" fo:widows="2" fo:text-indent="-0.0071in" style:auto-text-indent="false" style:writing-mode="lr-tb"/>
      <style:text-properties fo:color="#000000" style:font-name="Cambria" fo:font-family="Cambria" style:font-family-generic="roman" style:font-pitch="variable" fo:font-size="12pt" style:font-name-asian="Cambria1" style:font-family-asian="Cambria" style:font-family-generic-asian="system" style:font-pitch-asian="variable" style:font-size-asian="12pt" style:language-asian="en" style:country-asian="SG" style:font-name-complex="Cambria1" style:font-family-complex="Cambria" style:font-family-generic-complex="system" style:font-pitch-complex="variable"/>
    </style:style>
    <style:style style:name="toc_20_11" style:display-name="toc 11" style:family="paragraph" style:default-outline-level="">
      <style:paragraph-properties fo:margin-left="0.6839in" fo:margin-right="0.0161in" fo:margin-top="0in" fo:margin-bottom="0.0772in" loext:contextual-spacing="false" fo:line-height="112%" fo:text-align="start" style:justify-single-word="false" fo:orphans="2" fo:widows="2" fo:text-indent="-0.0071in" style:auto-text-indent="false" style:writing-mode="lr-tb"/>
      <style:text-properties fo:color="#000000" style:font-name="Cambria" fo:font-family="Cambria" style:font-family-generic="roman" style:font-pitch="variable" fo:font-size="12pt" style:font-name-asian="Cambria1" style:font-family-asian="Cambria" style:font-family-generic-asian="system" style:font-pitch-asian="variable" style:font-size-asian="12pt" style:language-asian="en" style:country-asian="SG" style:font-name-complex="Cambria1" style:font-family-complex="Cambria" style:font-family-generic-complex="system" style:font-pitch-complex="variable"/>
    </style:style>
    <style:style style:name="toc_20_13" style:display-name="toc 13" style:family="paragraph" style:default-outline-level="">
      <style:paragraph-properties fo:margin-left="0.6839in" fo:margin-right="0.0161in" fo:margin-top="0in" fo:margin-bottom="0.078in" loext:contextual-spacing="false" fo:line-height="112%" fo:text-align="start" style:justify-single-word="false" fo:orphans="2" fo:widows="2" fo:text-indent="-0.0071in" style:auto-text-indent="false" style:writing-mode="lr-tb"/>
      <style:text-properties fo:color="#000000" style:font-name="Cambria" fo:font-family="Cambria" style:font-family-generic="roman" style:font-pitch="variable" fo:font-size="12pt" style:font-name-asian="Cambria1" style:font-family-asian="Cambria" style:font-family-generic-asian="system" style:font-pitch-asian="variable" style:font-size-asian="12pt" style:language-asian="en" style:country-asian="SG" style:font-name-complex="Cambria1" style:font-family-complex="Cambria" style:font-family-generic-complex="system" style:font-pitch-complex="variable"/>
    </style:style>
    <style:style style:name="toc_20_14" style:display-name="toc 14" style:family="paragraph" style:default-outline-level="">
      <style:paragraph-properties fo:margin-left="0.6839in" fo:margin-right="0.0161in" fo:margin-top="0in" fo:margin-bottom="0.078in" loext:contextual-spacing="false" fo:line-height="112%" fo:text-align="start" style:justify-single-word="false" fo:orphans="2" fo:widows="2" fo:text-indent="-0.0071in" style:auto-text-indent="false" style:writing-mode="lr-tb"/>
      <style:text-properties fo:color="#000000" style:font-name="Cambria" fo:font-family="Cambria" style:font-family-generic="roman" style:font-pitch="variable" fo:font-size="12pt" style:font-name-asian="Cambria1" style:font-family-asian="Cambria" style:font-family-generic-asian="system" style:font-pitch-asian="variable" style:font-size-asian="12pt" style:language-asian="en" style:country-asian="SG" style:font-name-complex="Cambria1" style:font-family-complex="Cambria" style:font-family-generic-complex="system" style:font-pitch-complex="variable"/>
    </style:style>
    <style:style style:name="Contents_20_1" style:display-name="Contents 1" style:family="paragraph" style:parent-style-name="normal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5" style:display-name="Contents 5" style:family="paragraph" style:parent-style-name="normal" style:next-style-name="Standard" style:auto-update="true" style:default-outline-level="" style:class="index">
      <style:paragraph-properties fo:margin-left="0.611in" fo:margin-right="0in" fo:margin-top="0in" fo:margin-bottom="0.0693in" loext:contextual-spacing="false" fo:text-indent="0in" style:auto-text-indent="false"/>
    </style:style>
    <style:style style:name="Contents_20_8" style:display-name="Contents 8" style:family="paragraph" style:parent-style-name="normal" style:next-style-name="Standard" style:auto-update="true" style:default-outline-level="" style:class="index">
      <style:paragraph-properties fo:margin-left="1.0693in" fo:margin-right="0in" fo:margin-top="0in" fo:margin-bottom="0.0693in" loext:contextual-spacing="false" fo:text-indent="0in" style:auto-text-indent="false">
        <style:tab-stops>
          <style:tab-stop style:position="6.4953in" style:type="right" style:leader-style="dotted" style:leader-text="."/>
        </style:tab-stops>
      </style:paragraph-properties>
    </style:style>
    <style:style style:name="toc_20_12" style:display-name="toc 12" style:family="paragraph" style:default-outline-level="">
      <style:paragraph-properties fo:margin-left="0.6839in" fo:margin-right="0.0161in" fo:margin-top="0in" fo:margin-bottom="0.0791in" loext:contextual-spacing="false" fo:line-height="112%" fo:text-align="start" style:justify-single-word="false" fo:orphans="2" fo:widows="2" fo:text-indent="-0.0071in" style:auto-text-indent="false" style:writing-mode="lr-tb"/>
      <style:text-properties fo:color="#000000" style:font-name="Cambria" fo:font-family="Cambria" style:font-family-generic="roman" style:font-pitch="variable" fo:font-size="12pt" style:font-name-asian="Cambria1" style:font-family-asian="Cambria" style:font-family-generic-asian="system" style:font-pitch-asian="variable" style:font-size-asian="12pt" style:language-asian="en" style:country-asian="SG" style:font-name-complex="Cambria1" style:font-family-complex="Cambria" style:font-family-generic-complex="system" style:font-pitch-complex="variabl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3640"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language-asian="en" style:country-asian="SG" style:font-weight-asian="bold" style:font-name-complex="Calibri1" style:font-family-complex="Calibri" style:font-family-generic-complex="system" style:font-pitch-complex="variable"/>
    </style:style>
    <style:style style:name="Heading_20_2_20_Char" style:display-name="Heading 2 Char" style:family="text" style:parent-style-name="Default_20_Paragraph_20_Font">
      <style:text-properties fo:color="#2e3640" style:font-name="Calibri" fo:font-family="Calibri" style:font-family-generic="roman" style:font-pitch="variable" fo:font-size="18pt" fo:font-style="italic" fo:font-weight="bold" style:font-name-asian="Calibri1" style:font-family-asian="Calibri" style:font-family-generic-asian="system" style:font-pitch-asian="variable" style:font-size-asian="18pt" style:language-asian="en" style:country-asian="SG" style:font-style-asian="italic" style:font-weight-asian="bold" style:font-name-complex="Calibri1" style:font-family-complex="Calibri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fo:color="#2e3640"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language-asian="en" style:country-asian="SG" style:font-weight-asian="bold" style:font-name-complex="Calibri1" style:font-family-complex="Calibri" style:font-family-generic-complex="system" style:font-pitch-complex="variable"/>
    </style:style>
    <style:style style:name="Heading_20_4_20_Char" style:display-name="Heading 4 Char" style:family="text" style:parent-style-name="Default_20_Paragraph_20_Font">
      <style:text-properties fo:color="#2e3640" style:font-name="Calibri" fo:font-family="Calibri" style:font-family-generic="roman" style:font-pitch="variable" fo:font-size="18pt" fo:font-style="italic" fo:font-weight="bold" style:font-name-asian="Calibri1" style:font-family-asian="Calibri" style:font-family-generic-asian="system" style:font-pitch-asian="variable" style:font-size-asian="18pt" style:language-asian="en" style:country-asian="SG" style:font-style-asian="italic" style:font-weight-asian="bold" style:font-name-complex="Calibri1" style:font-family-complex="Calibri" style:font-family-generic-complex="system" style:font-pitch-complex="variable"/>
    </style:style>
    <style:style style:name="Heading_20_5_20_Char" style:display-name="Heading 5 Char" style:family="text" style:parent-style-name="Default_20_Paragraph_20_Font">
      <style:text-properties fo:color="#2e3640" style:font-name="Calibri" fo:font-family="Calibri" style:font-family-generic="roman" style:font-pitch="variable" fo:font-size="16pt" fo:font-style="italic" style:font-name-asian="Calibri1" style:font-family-asian="Calibri" style:font-family-generic-asian="system" style:font-pitch-asian="variable" style:font-size-asian="16pt" style:language-asian="en" style:country-asian="SG" style:font-style-asian="italic" style:font-name-complex="Calibri1" style:font-family-complex="Calibri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000000" style:font-name="Cambria" fo:font-family="Cambria" style:font-family-generic="roman" style:font-pitch="variable" fo:font-size="12pt" style:text-underline-style="solid" style:text-underline-width="auto" style:text-underline-color="#000000" style:font-name-asian="Cambria1" style:font-family-asian="Cambria" style:font-family-generic-asian="system" style:font-pitch-asian="variable" style:font-size-asian="12pt" style:language-asian="en" style:country-asian="SG" style:font-name-complex="Cambria1" style:font-family-complex="Cambria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2e3640" style:font-name="Calibri" fo:font-family="Calibri" style:font-family-generic="roman" style:font-pitch="variable" fo:font-size="16pt" fo:font-style="italic" style:font-name-asian="Calibri1" style:font-family-asian="Calibri" style:font-family-generic-asian="system" style:font-pitch-asian="variable" style:font-size-asian="16pt" style:language-asian="en" style:country-asian="SG" style:font-style-asian="italic" style:font-name-complex="Calibri1" style:font-family-complex="Calibri" style:font-family-generic-complex="system" style:font-pitch-complex="variable"/>
    </style:style>
    <style:style style:name="Heading_20_8_20_Char" style:display-name="Heading 8 Char" style:family="text" style:parent-style-name="Default_20_Paragraph_20_Font">
      <style:text-properties fo:color="#2e3640" style:font-name="Calibri" fo:font-family="Calibri" style:font-family-generic="roman" style:font-pitch="variable" fo:font-size="16pt" fo:font-style="italic" style:font-name-asian="Calibri1" style:font-family-asian="Calibri" style:font-family-generic-asian="system" style:font-pitch-asian="variable" style:font-size-asian="16pt" style:language-asian="en" style:country-asian="SG" style:font-style-asian="italic" style:font-name-complex="Calibri1" style:font-family-complex="Calibri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2e3640" style:font-name="Calibri" fo:font-family="Calibri" style:font-family-generic="roman" style:font-pitch="variable" fo:font-size="16pt" fo:font-style="italic" style:font-name-asian="Calibri1" style:font-family-asian="Calibri" style:font-family-generic-asian="system" style:font-pitch-asian="variable" style:font-size-asian="16pt" style:language-asian="en" style:country-asian="SG" style:font-style-asian="italic" style:font-name-complex="Calibri1" style:font-family-complex="Calibri" style:font-family-generic-complex="system" style:font-pitch-complex="variable"/>
    </style:style>
    <style:style style:name="ListLabel_20_1" style:display-name="ListLabel 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style:font-name="Cambria" fo:font-family="Cambria" style:font-family-generic="roman" style:font-pitch="variable" fo:font-size="12pt" fo:font-style="normal" style:text-underline-style="none" fo:font-weight="normal" style:font-name-asian="Cambria1" style:font-family-asian="Cambria" style:font-family-generic-asian="system" style:font-pitch-asian="variable" style:font-size-asian="12pt" style:font-style-asian="normal" style:font-weight-asian="normal" style:font-name-complex="Cambria1" style:font-family-complex="Cambria" style:font-family-generic-complex="system" style:font-pitch-complex="variable" style:font-size-complex="12pt"/>
    </style:style>
    <style:style style:name="ListLabel_20_3" style:display-name="ListLabel 3" style:family="text">
      <style:text-properties fo:font-variant="normal" fo:text-transform="none" fo:color="#000000" style:text-line-through-style="solid" style:text-line-through-type="single" style:text-position="0% 100%" style:font-name="Cambria" fo:font-family="Cambria" style:font-family-generic="roman" style:font-pitch="variable" fo:font-size="12pt" fo:font-style="normal" style:text-underline-style="none" fo:font-weight="normal" style:font-name-asian="Cambria1" style:font-family-asian="Cambria" style:font-family-generic-asian="system" style:font-pitch-asian="variable" style:font-size-asian="12pt" style:font-style-asian="normal" style:font-weight-asian="normal" style:font-name-complex="Cambria1" style:font-family-complex="Cambria" style:font-family-generic-complex="system" style:font-pitch-complex="variable" style:font-size-complex="12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style:text-line-through-style="solid" style:text-line-through-type="single" style:text-position="0% 100%" style:font-name="Calibri" fo:font-family="Calibri" style:font-family-generic="roman" style:font-pitch="variable" fo:font-size="11pt" fo:font-style="normal" style:text-underline-style="none" fo:font-weight="normal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/>
    </style:style>
    <style:style style:name="ListLabel_20_6" style:display-name="ListLabel 6" style:family="text">
      <style:text-properties style:text-line-through-style="solid" style:text-line-through-type="single"/>
    </style:style>
    <style:style style:name="ListLabel_20_7" style:display-name="ListLabel 7" style:family="text">
      <style:text-properties fo:color="#000000" style:font-name="Cambria" fo:font-family="Cambria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Cambria1" style:font-family-complex="Cambria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28T07:51:00</meta:creation-date>
    <meta:initial-creator>Chua Jia Zhe</meta:initial-creator>
    <meta:document-statistic meta:table-count="0" meta:image-count="0" meta:object-count="0" meta:page-count="17" meta:paragraph-count="293" meta:word-count="2211" meta:character-count="16389" meta:non-whitespace-character-count="14228"/>
    <meta:generator>LibreOfficeDev/6.0.5.2$Linux_X86_64 LibreOffice_project/</meta:generator>
  </office:meta>
</office:document-meta>
</file>